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05pt"/>
    </style:style>
    <style:style style:name="ro2" style:family="table-row">
      <style:table-row-properties style:row-height="13.0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11" style:family="table-cell" style:parent-style-name="Default">
      <style:map style:condition="cell-content()!=[$P6E1.$P12]" style:apply-style-name="Bad" style:base-cell-address="P6E1.O12"/>
      <style:map style:condition="cell-content()=0" style:apply-style-name="Accent" style:base-cell-address="P6E1.O12"/>
    </style:style>
    <style:style style:name="ce12" style:family="table-cell" style:parent-style-name="Default">
      <style:map style:condition="cell-content()!=[$P6E1.$P44]" style:apply-style-name="Bad" style:base-cell-address="P6E1.O44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4" table:default-cell-style-name="ce11"/>
        <table:table-column table:style-name="co1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string" calcext:value-type="string">
            <text:p>two^bits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=2^2^es</text:p>
          </table:table-cell>
          <table:table-cell table:style-name="ce6"/>
          <table:table-cell table:number-columns-repeated="5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[.A4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POWER(2;POWER(2;[.C4]))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POWER(2;POWER(2;[.C5]))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formula="of:=[.C5]+1" office:value-type="float" office:value="2" calcext:value-type="float">
            <text:p>2</text:p>
          </table:table-cell>
          <table:table-cell table:formula="of:=POWER(2;POWER(2;[.C6]))"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formula="of:=[.C6]+1" office:value-type="float" office:value="3" calcext:value-type="float">
            <text:p>3</text:p>
          </table:table-cell>
          <table:table-cell table:formula="of:=POWER(2;POWER(2;[.C7]))" office:value-type="float" office:value="256" calcext:value-type="float">
            <text:p>256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formula="of:=[.C7]+1" office:value-type="float" office:value="4" calcext:value-type="float">
            <text:p>4</text:p>
          </table:table-cell>
          <table:table-cell table:formula="of:=POWER(2;POWER(2;[.C8]))" office:value-type="float" office:value="65536" calcext:value-type="float">
            <text:p>65536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expected (reflect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11];[.$A$4])" office:value-type="string" office:string-value="000000" calcext:value-type="string">
            <text:p>0000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000" calcext:value-type="string">
            <text:p>00000</text:p>
          </table:table-cell>
          <table:table-cell table:formula="of:=RIGHT(DEC2BIN(-BIN2DEC([.D11]);LEN([.D11]));LEN([.D11]))" office:value-type="string" office:string-value="00000" calcext:value-type="string">
            <text:p>00000</text:p>
          </table:table-cell>
          <table:table-cell table:formula="of:=LEFT([.D11];5)" office:value-type="string" office:string-value="00000" calcext:value-type="string">
            <text:p>00000</text:p>
          </table:table-cell>
          <table:table-cell office:value-type="float" office:value="-5" calcext:value-type="float">
            <text:p>-5</text:p>
          </table:table-cell>
          <table:table-cell table:formula="of:=POWER([.$D$5];[.G11])" office:value-type="float" office:value="0.0009765625" calcext:value-type="float">
            <text:p>0.0009765625</text:p>
          </table:table-cell>
          <table:table-cell table:formula="of:=RIGHT([.D11];LEN([.D11])-LEN([.F11]))">
            <text:p/>
          </table:table-cell>
          <table:table-cell table:formula="of:=LEFT([.I11];MIN(LEN([.I11]);[.$C$5]))">
            <text:p/>
          </table:table-cell>
          <table:table-cell table:formula="of:=IF(LEN([.J11])=0;1;POWER(2;BIN2DEC([.J11])))" office:value-type="float" office:value="1" calcext:value-type="float">
            <text:p>1</text:p>
          </table:table-cell>
          <table:table-cell table:formula="of:=RIGHT([.I11];LEN([.I11])-LEN([.J11]))">
            <text:p/>
          </table:table-cell>
          <table:table-cell table:formula="of:=IF(LEN([.L11])=0;0;BIN2DEC([.L11])/POWER(2;LEN([.L11])))" office:value-type="float" office:value="0" calcext:value-type="float">
            <text:p>0</text:p>
          </table:table-cell>
          <table:table-cell table:formula="of:=1+[.M11]" office:value-type="float" office:value="1" calcext:value-type="float">
            <text:p>1</text:p>
          </table:table-cell>
          <table:table-cell table:style-name="Default" table:formula="of:=[.C11]*[.H11]*[.K11]*[.N11]" office:value-type="float" office:value="0.0009765625" calcext:value-type="float">
            <text:p>0.0009765625</text:p>
          </table:table-cell>
          <table:table-cell/>
        </table:table-row>
        <table:table-row table:style-name="ro2">
          <table:table-cell table:formula="of:=[.A11]+1" office:value-type="float" office:value="1" calcext:value-type="float">
            <text:p>1</text:p>
          </table:table-cell>
          <table:table-cell table:formula="of:=DEC2BIN([.A12];[.$A$4])" office:value-type="string" office:string-value="000001" calcext:value-type="string">
            <text:p>0000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001" calcext:value-type="string">
            <text:p>00001</text:p>
          </table:table-cell>
          <table:table-cell table:formula="of:=RIGHT(DEC2BIN(-BIN2DEC([.D12]);LEN([.D12]));LEN([.D12]))" office:value-type="string" office:string-value="11111" calcext:value-type="string">
            <text:p>11111</text:p>
          </table:table-cell>
          <table:table-cell table:formula="of:=LEFT([.D12];5)" office:value-type="string" office:string-value="00001" calcext:value-type="string">
            <text:p>00001</text:p>
          </table:table-cell>
          <table:table-cell table:formula="of:=-(LEN([.F12])-1)" office:value-type="float" office:value="-4" calcext:value-type="float">
            <text:p>-4</text:p>
          </table:table-cell>
          <table:table-cell table:formula="of:=POWER([.$D$5];[.G12])" office:value-type="float" office:value="0.00390625" calcext:value-type="float">
            <text:p>0.00390625</text:p>
          </table:table-cell>
          <table:table-cell table:formula="of:=RIGHT([.D12];LEN([.D12])-LEN([.F12]))">
            <text:p/>
          </table:table-cell>
          <table:table-cell table:formula="of:=LEFT([.I12];MIN(LEN([.I12]);[.$C$5]))">
            <text:p/>
          </table:table-cell>
          <table:table-cell table:formula="of:=IF(LEN([.J12])=0;1;POWER(2;BIN2DEC([.J12])))" office:value-type="float" office:value="1" calcext:value-type="float">
            <text:p>1</text:p>
          </table:table-cell>
          <table:table-cell table:formula="of:=RIGHT([.I12];LEN([.I12])-LEN([.J12]))">
            <text:p/>
          </table:table-cell>
          <table:table-cell table:formula="of:=IF(LEN([.L12])=0;0;BIN2DEC([.L12])/POWER(2;LEN([.L12])))" office:value-type="float" office:value="0" calcext:value-type="float">
            <text:p>0</text:p>
          </table:table-cell>
          <table:table-cell table:formula="of:=1+[.M12]" office:value-type="float" office:value="1" calcext:value-type="float">
            <text:p>1</text:p>
          </table:table-cell>
          <table:table-cell table:formula="of:=[.C12]*[.H12]*[.K12]*[.N12]" office:value-type="float" office:value="0.00390625" calcext:value-type="float">
            <text:p>0.00390625</text:p>
          </table:table-cell>
          <table:table-cell table:formula="of:=1/[.P42]" office:value-type="float" office:value="0.00390625" calcext:value-type="float">
            <text:p>0.00390625</text:p>
          </table:table-cell>
        </table:table-row>
        <table:table-row table:style-name="ro2">
          <table:table-cell table:formula="of:=[.A12]+1" office:value-type="float" office:value="2" calcext:value-type="float">
            <text:p>2</text:p>
          </table:table-cell>
          <table:table-cell table:formula="of:=DEC2BIN([.A13];[.$A$4])" office:value-type="string" office:string-value="000010" calcext:value-type="string">
            <text:p>0000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010" calcext:value-type="string">
            <text:p>00010</text:p>
          </table:table-cell>
          <table:table-cell table:formula="of:=RIGHT(DEC2BIN(-BIN2DEC([.D13]);LEN([.D13]));LEN([.D13]))" office:value-type="string" office:string-value="11110" calcext:value-type="string">
            <text:p>11110</text:p>
          </table:table-cell>
          <table:table-cell table:formula="of:=LEFT([.D13];4)" office:value-type="string" office:string-value="0001" calcext:value-type="string">
            <text:p>0001</text:p>
          </table:table-cell>
          <table:table-cell table:formula="of:=-(LEN([.F13])-1)" office:value-type="float" office:value="-3" calcext:value-type="float">
            <text:p>-3</text:p>
          </table:table-cell>
          <table:table-cell table:formula="of:=POWER([.$D$5];[.G13])" office:value-type="float" office:value="0.015625" calcext:value-type="float">
            <text:p>0.015625</text:p>
          </table:table-cell>
          <table:table-cell table:formula="of:=RIGHT([.D13];LEN([.D13])-LEN([.F13]))" office:value-type="string" office:string-value="0" calcext:value-type="string">
            <text:p>0</text:p>
          </table:table-cell>
          <table:table-cell table:formula="of:=LEFT([.I13];MIN(LEN([.I13]);[.$C$5]))" office:value-type="string" office:string-value="0" calcext:value-type="string">
            <text:p>0</text:p>
          </table:table-cell>
          <table:table-cell table:formula="of:=IF(LEN([.J13])=0;1;POWER(2;BIN2DEC([.J13])))" office:value-type="float" office:value="1" calcext:value-type="float">
            <text:p>1</text:p>
          </table:table-cell>
          <table:table-cell table:formula="of:=RIGHT([.I13];LEN([.I13])-LEN([.J13]))">
            <text:p/>
          </table:table-cell>
          <table:table-cell table:formula="of:=IF(LEN([.L13])=0;0;BIN2DEC([.L13])/POWER(2;LEN([.L13])))" office:value-type="float" office:value="0" calcext:value-type="float">
            <text:p>0</text:p>
          </table:table-cell>
          <table:table-cell table:formula="of:=1+[.M13]" office:value-type="float" office:value="1" calcext:value-type="float">
            <text:p>1</text:p>
          </table:table-cell>
          <table:table-cell table:formula="of:=[.C13]*[.H13]*[.K13]*[.N13]" office:value-type="float" office:value="0.015625" calcext:value-type="float">
            <text:p>0.015625</text:p>
          </table:table-cell>
          <table:table-cell table:formula="of:=1/[.P41]" office:value-type="float" office:value="0.015625" calcext:value-type="float">
            <text:p>0.015625</text:p>
          </table:table-cell>
        </table:table-row>
        <table:table-row table:style-name="ro2">
          <table:table-cell table:formula="of:=[.A13]+1" office:value-type="float" office:value="3" calcext:value-type="float">
            <text:p>3</text:p>
          </table:table-cell>
          <table:table-cell table:formula="of:=DEC2BIN([.A14];[.$A$4])" office:value-type="string" office:string-value="000011" calcext:value-type="string">
            <text:p>0000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011" calcext:value-type="string">
            <text:p>00011</text:p>
          </table:table-cell>
          <table:table-cell table:formula="of:=RIGHT(DEC2BIN(-BIN2DEC([.D14]);LEN([.D14]));LEN([.D14]))" office:value-type="string" office:string-value="11101" calcext:value-type="string">
            <text:p>11101</text:p>
          </table:table-cell>
          <table:table-cell table:formula="of:=LEFT([.D14];4)" office:value-type="string" office:string-value="0001" calcext:value-type="string">
            <text:p>0001</text:p>
          </table:table-cell>
          <table:table-cell table:formula="of:=-(LEN([.F14])-1)" office:value-type="float" office:value="-3" calcext:value-type="float">
            <text:p>-3</text:p>
          </table:table-cell>
          <table:table-cell table:formula="of:=POWER([.$D$5];[.G14])" office:value-type="float" office:value="0.015625" calcext:value-type="float">
            <text:p>0.015625</text:p>
          </table:table-cell>
          <table:table-cell table:formula="of:=RIGHT([.D14];LEN([.D14])-LEN([.F14]))" office:value-type="string" office:string-value="1" calcext:value-type="string">
            <text:p>1</text:p>
          </table:table-cell>
          <table:table-cell table:formula="of:=LEFT([.I14];MIN(LEN([.I14]);[.$C$5]))" office:value-type="string" office:string-value="1" calcext:value-type="string">
            <text:p>1</text:p>
          </table:table-cell>
          <table:table-cell table:formula="of:=IF(LEN([.J14])=0;1;POWER(2;BIN2DEC([.J14])))" office:value-type="float" office:value="2" calcext:value-type="float">
            <text:p>2</text:p>
          </table:table-cell>
          <table:table-cell table:formula="of:=RIGHT([.I14];LEN([.I14])-LEN([.J14]))">
            <text:p/>
          </table:table-cell>
          <table:table-cell table:formula="of:=IF(LEN([.L14])=0;0;BIN2DEC([.L14])/POWER(2;LEN([.L14])))" office:value-type="float" office:value="0" calcext:value-type="float">
            <text:p>0</text:p>
          </table:table-cell>
          <table:table-cell table:formula="of:=1+[.M14]" office:value-type="float" office:value="1" calcext:value-type="float">
            <text:p>1</text:p>
          </table:table-cell>
          <table:table-cell table:formula="of:=[.C14]*[.H14]*[.K14]*[.N14]" office:value-type="float" office:value="0.03125" calcext:value-type="float">
            <text:p>0.03125</text:p>
          </table:table-cell>
          <table:table-cell table:formula="of:=1/[.P40]" office:value-type="float" office:value="0.03125" calcext:value-type="float">
            <text:p>0.03125</text:p>
          </table:table-cell>
        </table:table-row>
        <table:table-row table:style-name="ro2">
          <table:table-cell table:formula="of:=[.A14]+1" office:value-type="float" office:value="4" calcext:value-type="float">
            <text:p>4</text:p>
          </table:table-cell>
          <table:table-cell table:formula="of:=DEC2BIN([.A15];[.$A$4])" office:value-type="string" office:string-value="000100" calcext:value-type="string">
            <text:p>0001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0100" calcext:value-type="string">
            <text:p>00100</text:p>
          </table:table-cell>
          <table:table-cell table:formula="of:=RIGHT(DEC2BIN(-BIN2DEC([.D15]);LEN([.D15]));LEN([.D15]))" office:value-type="string" office:string-value="11100" calcext:value-type="string">
            <text:p>11100</text:p>
          </table:table-cell>
          <table:table-cell table:formula="of:=LEFT([.D15];3)" office:value-type="string" office:string-value="001" calcext:value-type="string">
            <text:p>001</text:p>
          </table:table-cell>
          <table:table-cell table:formula="of:=-(LEN([.F15])-1)" office:value-type="float" office:value="-2" calcext:value-type="float">
            <text:p>-2</text:p>
          </table:table-cell>
          <table:table-cell table:formula="of:=POWER([.$D$5];[.G15])" office:value-type="float" office:value="0.0625" calcext:value-type="float">
            <text:p>0.0625</text:p>
          </table:table-cell>
          <table:table-cell table:formula="of:=RIGHT([.D15];LEN([.D15])-LEN([.F15]))" office:value-type="string" office:string-value="00" calcext:value-type="string">
            <text:p>00</text:p>
          </table:table-cell>
          <table:table-cell table:formula="of:=LEFT([.I15];MIN(LEN([.I15]);[.$C$5]))" office:value-type="string" office:string-value="0" calcext:value-type="string">
            <text:p>0</text:p>
          </table:table-cell>
          <table:table-cell table:formula="of:=IF(LEN([.J15])=0;1;POWER(2;BIN2DEC([.J15])))" office:value-type="float" office:value="1" calcext:value-type="float">
            <text:p>1</text:p>
          </table:table-cell>
          <table:table-cell table:formula="of:=RIGHT([.I15];LEN([.I15])-LEN([.J15]))" office:value-type="string" office:string-value="0" calcext:value-type="string">
            <text:p>0</text:p>
          </table:table-cell>
          <table:table-cell table:formula="of:=IF(LEN([.L15])=0;0;BIN2DEC([.L15])/POWER(2;LEN([.L15])))" office:value-type="float" office:value="0" calcext:value-type="float">
            <text:p>0</text:p>
          </table:table-cell>
          <table:table-cell table:formula="of:=1+[.M15]" office:value-type="float" office:value="1" calcext:value-type="float">
            <text:p>1</text:p>
          </table:table-cell>
          <table:table-cell table:formula="of:=[.C15]*[.H15]*[.K15]*[.N15]" office:value-type="float" office:value="0.0625" calcext:value-type="float">
            <text:p>0.0625</text:p>
          </table:table-cell>
          <table:table-cell table:formula="of:=1/[.P39]" office:value-type="float" office:value="0.0625" calcext:value-type="float">
            <text:p>0.0625</text:p>
          </table:table-cell>
        </table:table-row>
        <table:table-row table:style-name="ro2">
          <table:table-cell table:formula="of:=[.A15]+1" office:value-type="float" office:value="5" calcext:value-type="float">
            <text:p>5</text:p>
          </table:table-cell>
          <table:table-cell table:formula="of:=DEC2BIN([.A16];[.$A$4])" office:value-type="string" office:string-value="000101" calcext:value-type="string">
            <text:p>0001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0101" calcext:value-type="string">
            <text:p>00101</text:p>
          </table:table-cell>
          <table:table-cell table:formula="of:=RIGHT(DEC2BIN(-BIN2DEC([.D16]);LEN([.D16]));LEN([.D16]))" office:value-type="string" office:string-value="11011" calcext:value-type="string">
            <text:p>11011</text:p>
          </table:table-cell>
          <table:table-cell table:formula="of:=LEFT([.D16];3)" office:value-type="string" office:string-value="001" calcext:value-type="string">
            <text:p>001</text:p>
          </table:table-cell>
          <table:table-cell table:formula="of:=-(LEN([.F16])-1)" office:value-type="float" office:value="-2" calcext:value-type="float">
            <text:p>-2</text:p>
          </table:table-cell>
          <table:table-cell table:formula="of:=POWER([.$D$5];[.G16])" office:value-type="float" office:value="0.0625" calcext:value-type="float">
            <text:p>0.0625</text:p>
          </table:table-cell>
          <table:table-cell table:formula="of:=RIGHT([.D16];LEN([.D16])-LEN([.F16]))" office:value-type="string" office:string-value="01" calcext:value-type="string">
            <text:p>01</text:p>
          </table:table-cell>
          <table:table-cell table:formula="of:=LEFT([.I16];MIN(LEN([.I16]);[.$C$5]))" office:value-type="string" office:string-value="0" calcext:value-type="string">
            <text:p>0</text:p>
          </table:table-cell>
          <table:table-cell table:formula="of:=IF(LEN([.J16])=0;1;POWER(2;BIN2DEC([.J16])))" office:value-type="float" office:value="1" calcext:value-type="float">
            <text:p>1</text:p>
          </table:table-cell>
          <table:table-cell table:formula="of:=RIGHT([.I16];LEN([.I16])-LEN([.J16]))" office:value-type="string" office:string-value="1" calcext:value-type="string">
            <text:p>1</text:p>
          </table:table-cell>
          <table:table-cell table:formula="of:=IF(LEN([.L16])=0;0;BIN2DEC([.L16])/POWER(2;LEN([.L16])))" office:value-type="float" office:value="0.5" calcext:value-type="float">
            <text:p>0.5</text:p>
          </table:table-cell>
          <table:table-cell table:formula="of:=1+[.M16]" office:value-type="float" office:value="1.5" calcext:value-type="float">
            <text:p>1.5</text:p>
          </table:table-cell>
          <table:table-cell table:formula="of:=[.C16]*[.H16]*[.K16]*[.N16]" office:value-type="float" office:value="0.09375" calcext:value-type="float">
            <text:p>0.09375</text:p>
          </table:table-cell>
          <table:table-cell table:formula="of:=1/[.P38]" office:value-type="float" office:value="0.0833333333333333" calcext:value-type="float">
            <text:p>0.083333333333333</text:p>
          </table:table-cell>
        </table:table-row>
        <table:table-row table:style-name="ro2">
          <table:table-cell table:formula="of:=[.A16]+1" office:value-type="float" office:value="6" calcext:value-type="float">
            <text:p>6</text:p>
          </table:table-cell>
          <table:table-cell table:formula="of:=DEC2BIN([.A17];[.$A$4])" office:value-type="string" office:string-value="000110" calcext:value-type="string">
            <text:p>0001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0110" calcext:value-type="string">
            <text:p>00110</text:p>
          </table:table-cell>
          <table:table-cell table:formula="of:=RIGHT(DEC2BIN(-BIN2DEC([.D17]);LEN([.D17]));LEN([.D17]))" office:value-type="string" office:string-value="11010" calcext:value-type="string">
            <text:p>11010</text:p>
          </table:table-cell>
          <table:table-cell table:formula="of:=LEFT([.D17];3)" office:value-type="string" office:string-value="001" calcext:value-type="string">
            <text:p>001</text:p>
          </table:table-cell>
          <table:table-cell table:formula="of:=-(LEN([.F17])-1)" office:value-type="float" office:value="-2" calcext:value-type="float">
            <text:p>-2</text:p>
          </table:table-cell>
          <table:table-cell table:formula="of:=POWER([.$D$5];[.G17])" office:value-type="float" office:value="0.0625" calcext:value-type="float">
            <text:p>0.0625</text:p>
          </table:table-cell>
          <table:table-cell table:formula="of:=RIGHT([.D17];LEN([.D17])-LEN([.F17]))" office:value-type="string" office:string-value="10" calcext:value-type="string">
            <text:p>10</text:p>
          </table:table-cell>
          <table:table-cell table:formula="of:=LEFT([.I17];MIN(LEN([.I17]);[.$C$5]))" office:value-type="string" office:string-value="1" calcext:value-type="string">
            <text:p>1</text:p>
          </table:table-cell>
          <table:table-cell table:formula="of:=IF(LEN([.J17])=0;1;POWER(2;BIN2DEC([.J17])))" office:value-type="float" office:value="2" calcext:value-type="float">
            <text:p>2</text:p>
          </table:table-cell>
          <table:table-cell table:formula="of:=RIGHT([.I17];LEN([.I17])-LEN([.J17]))" office:value-type="string" office:string-value="0" calcext:value-type="string">
            <text:p>0</text:p>
          </table:table-cell>
          <table:table-cell table:formula="of:=IF(LEN([.L17])=0;0;BIN2DEC([.L17])/POWER(2;LEN([.L17])))" office:value-type="float" office:value="0" calcext:value-type="float">
            <text:p>0</text:p>
          </table:table-cell>
          <table:table-cell table:formula="of:=1+[.M17]" office:value-type="float" office:value="1" calcext:value-type="float">
            <text:p>1</text:p>
          </table:table-cell>
          <table:table-cell table:formula="of:=[.C17]*[.H17]*[.K17]*[.N17]" office:value-type="float" office:value="0.125" calcext:value-type="float">
            <text:p>0.125</text:p>
          </table:table-cell>
          <table:table-cell table:formula="of:=1/[.P37]" office:value-type="float" office:value="0.125" calcext:value-type="float">
            <text:p>0.125</text:p>
          </table:table-cell>
        </table:table-row>
        <table:table-row table:style-name="ro2">
          <table:table-cell table:formula="of:=[.A17]+1" office:value-type="float" office:value="7" calcext:value-type="float">
            <text:p>7</text:p>
          </table:table-cell>
          <table:table-cell table:formula="of:=DEC2BIN([.A18];[.$A$4])" office:value-type="string" office:string-value="000111" calcext:value-type="string">
            <text:p>0001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0111" calcext:value-type="string">
            <text:p>00111</text:p>
          </table:table-cell>
          <table:table-cell table:formula="of:=RIGHT(DEC2BIN(-BIN2DEC([.D18]);LEN([.D18]));LEN([.D18]))" office:value-type="string" office:string-value="11001" calcext:value-type="string">
            <text:p>11001</text:p>
          </table:table-cell>
          <table:table-cell table:formula="of:=LEFT([.D18];3)" office:value-type="string" office:string-value="001" calcext:value-type="string">
            <text:p>001</text:p>
          </table:table-cell>
          <table:table-cell table:formula="of:=-(LEN([.F18])-1)" office:value-type="float" office:value="-2" calcext:value-type="float">
            <text:p>-2</text:p>
          </table:table-cell>
          <table:table-cell table:formula="of:=POWER([.$D$5];[.G18])" office:value-type="float" office:value="0.0625" calcext:value-type="float">
            <text:p>0.0625</text:p>
          </table:table-cell>
          <table:table-cell table:formula="of:=RIGHT([.D18];LEN([.D18])-LEN([.F18]))" office:value-type="string" office:string-value="11" calcext:value-type="string">
            <text:p>11</text:p>
          </table:table-cell>
          <table:table-cell table:formula="of:=LEFT([.I18];MIN(LEN([.I18]);[.$C$5]))" office:value-type="string" office:string-value="1" calcext:value-type="string">
            <text:p>1</text:p>
          </table:table-cell>
          <table:table-cell table:formula="of:=IF(LEN([.J18])=0;1;POWER(2;BIN2DEC([.J18])))" office:value-type="float" office:value="2" calcext:value-type="float">
            <text:p>2</text:p>
          </table:table-cell>
          <table:table-cell table:formula="of:=RIGHT([.I18];LEN([.I18])-LEN([.J18]))" office:value-type="string" office:string-value="1" calcext:value-type="string">
            <text:p>1</text:p>
          </table:table-cell>
          <table:table-cell table:formula="of:=IF(LEN([.L18])=0;0;BIN2DEC([.L18])/POWER(2;LEN([.L18])))" office:value-type="float" office:value="0.5" calcext:value-type="float">
            <text:p>0.5</text:p>
          </table:table-cell>
          <table:table-cell table:formula="of:=1+[.M18]" office:value-type="float" office:value="1.5" calcext:value-type="float">
            <text:p>1.5</text:p>
          </table:table-cell>
          <table:table-cell table:formula="of:=[.C18]*[.H18]*[.K18]*[.N18]" office:value-type="float" office:value="0.1875" calcext:value-type="float">
            <text:p>0.1875</text:p>
          </table:table-cell>
          <table:table-cell table:formula="of:=1/[.P36]" office:value-type="float" office:value="0.166666666666667" calcext:value-type="float">
            <text:p>0.166666666666667</text:p>
          </table:table-cell>
        </table:table-row>
        <table:table-row table:style-name="ro2">
          <table:table-cell table:formula="of:=[.A18]+1" office:value-type="float" office:value="8" calcext:value-type="float">
            <text:p>8</text:p>
          </table:table-cell>
          <table:table-cell table:formula="of:=DEC2BIN([.A19];[.$A$4])" office:value-type="string" office:string-value="001000" calcext:value-type="string">
            <text:p>0010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000" calcext:value-type="string">
            <text:p>01000</text:p>
          </table:table-cell>
          <table:table-cell table:formula="of:=RIGHT(DEC2BIN(-BIN2DEC([.D19]);LEN([.D19]));LEN([.D19]))" office:value-type="string" office:string-value="11000" calcext:value-type="string">
            <text:p>110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-(LEN([.F19])-1)" office:value-type="float" office:value="-1" calcext:value-type="float">
            <text:p>-1</text:p>
          </table:table-cell>
          <table:table-cell table:formula="of:=POWER([.$D$5];[.G19])" office:value-type="float" office:value="0.25" calcext:value-type="float">
            <text:p>0.25</text:p>
          </table:table-cell>
          <table:table-cell table:formula="of:=RIGHT([.D19];LEN([.D19])-LEN([.F19]))" office:value-type="string" office:string-value="000" calcext:value-type="string">
            <text:p>000</text:p>
          </table:table-cell>
          <table:table-cell table:formula="of:=LEFT([.I19];MIN(LEN([.I19]);[.$C$5]))" office:value-type="string" office:string-value="0" calcext:value-type="string">
            <text:p>0</text:p>
          </table:table-cell>
          <table:table-cell table:formula="of:=IF(LEN([.J19])=0;1;POWER(2;BIN2DEC([.J19])))" office:value-type="float" office:value="1" calcext:value-type="float">
            <text:p>1</text:p>
          </table:table-cell>
          <table:table-cell table:formula="of:=RIGHT([.I19];LEN([.I19])-LEN([.J19]))" office:value-type="string" office:string-value="00" calcext:value-type="string">
            <text:p>00</text:p>
          </table:table-cell>
          <table:table-cell table:formula="of:=IF(LEN([.L19])=0;0;BIN2DEC([.L19])/POWER(2;LEN([.L19])))" office:value-type="float" office:value="0" calcext:value-type="float">
            <text:p>0</text:p>
          </table:table-cell>
          <table:table-cell table:formula="of:=1+[.M19]" office:value-type="float" office:value="1" calcext:value-type="float">
            <text:p>1</text:p>
          </table:table-cell>
          <table:table-cell table:formula="of:=[.C19]*[.H19]*[.K19]*[.N19]" office:value-type="float" office:value="0.25" calcext:value-type="float">
            <text:p>0.25</text:p>
          </table:table-cell>
          <table:table-cell table:formula="of:=1/[.P35]" office:value-type="float" office:value="0.25" calcext:value-type="float">
            <text:p>0.25</text:p>
          </table:table-cell>
        </table:table-row>
        <table:table-row table:style-name="ro2">
          <table:table-cell table:formula="of:=[.A19]+1" office:value-type="float" office:value="9" calcext:value-type="float">
            <text:p>9</text:p>
          </table:table-cell>
          <table:table-cell table:formula="of:=DEC2BIN([.A20];[.$A$4])" office:value-type="string" office:string-value="001001" calcext:value-type="string">
            <text:p>0010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001" calcext:value-type="string">
            <text:p>01001</text:p>
          </table:table-cell>
          <table:table-cell table:formula="of:=RIGHT(DEC2BIN(-BIN2DEC([.D20]);LEN([.D20]));LEN([.D20]))" office:value-type="string" office:string-value="10111" calcext:value-type="string">
            <text:p>1011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-(LEN([.F20])-1)" office:value-type="float" office:value="-1" calcext:value-type="float">
            <text:p>-1</text:p>
          </table:table-cell>
          <table:table-cell table:formula="of:=POWER([.$D$5];[.G20])" office:value-type="float" office:value="0.25" calcext:value-type="float">
            <text:p>0.25</text:p>
          </table:table-cell>
          <table:table-cell table:formula="of:=RIGHT([.D20];LEN([.D20])-LEN([.F20]))" office:value-type="string" office:string-value="001" calcext:value-type="string">
            <text:p>001</text:p>
          </table:table-cell>
          <table:table-cell table:formula="of:=LEFT([.I20];MIN(LEN([.I20]);[.$C$5]))" office:value-type="string" office:string-value="0" calcext:value-type="string">
            <text:p>0</text:p>
          </table:table-cell>
          <table:table-cell table:formula="of:=IF(LEN([.J20])=0;1;POWER(2;BIN2DEC([.J20])))" office:value-type="float" office:value="1" calcext:value-type="float">
            <text:p>1</text:p>
          </table:table-cell>
          <table:table-cell table:formula="of:=RIGHT([.I20];LEN([.I20])-LEN([.J20]))" office:value-type="string" office:string-value="01" calcext:value-type="string">
            <text:p>01</text:p>
          </table:table-cell>
          <table:table-cell table:formula="of:=IF(LEN([.L20])=0;0;BIN2DEC([.L20])/POWER(2;LEN([.L20])))" office:value-type="float" office:value="0.25" calcext:value-type="float">
            <text:p>0.25</text:p>
          </table:table-cell>
          <table:table-cell table:formula="of:=1+[.M20]" office:value-type="float" office:value="1.25" calcext:value-type="float">
            <text:p>1.25</text:p>
          </table:table-cell>
          <table:table-cell table:formula="of:=[.C20]*[.H20]*[.K20]*[.N20]" office:value-type="float" office:value="0.3125" calcext:value-type="float">
            <text:p>0.3125</text:p>
          </table:table-cell>
          <table:table-cell table:formula="of:=1/[.P34]" office:value-type="float" office:value="0.285714285714286" calcext:value-type="float">
            <text:p>0.285714285714286</text:p>
          </table:table-cell>
        </table:table-row>
        <table:table-row table:style-name="ro2">
          <table:table-cell table:formula="of:=[.A20]+1" office:value-type="float" office:value="10" calcext:value-type="float">
            <text:p>10</text:p>
          </table:table-cell>
          <table:table-cell table:formula="of:=DEC2BIN([.A21];[.$A$4])" office:value-type="string" office:string-value="001010" calcext:value-type="string">
            <text:p>0010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010" calcext:value-type="string">
            <text:p>01010</text:p>
          </table:table-cell>
          <table:table-cell table:formula="of:=RIGHT(DEC2BIN(-BIN2DEC([.D21]);LEN([.D21]));LEN([.D21]))" office:value-type="string" office:string-value="10110" calcext:value-type="string">
            <text:p>101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-(LEN([.F21])-1)" office:value-type="float" office:value="-1" calcext:value-type="float">
            <text:p>-1</text:p>
          </table:table-cell>
          <table:table-cell table:formula="of:=POWER([.$D$5];[.G21])" office:value-type="float" office:value="0.25" calcext:value-type="float">
            <text:p>0.25</text:p>
          </table:table-cell>
          <table:table-cell table:formula="of:=RIGHT([.D21];LEN([.D21])-LEN([.F21]))" office:value-type="string" office:string-value="010" calcext:value-type="string">
            <text:p>010</text:p>
          </table:table-cell>
          <table:table-cell table:formula="of:=LEFT([.I21];MIN(LEN([.I21]);[.$C$5]))" office:value-type="string" office:string-value="0" calcext:value-type="string">
            <text:p>0</text:p>
          </table:table-cell>
          <table:table-cell table:formula="of:=IF(LEN([.J21])=0;1;POWER(2;BIN2DEC([.J21])))" office:value-type="float" office:value="1" calcext:value-type="float">
            <text:p>1</text:p>
          </table:table-cell>
          <table:table-cell table:formula="of:=RIGHT([.I21];LEN([.I21])-LEN([.J21]))" office:value-type="string" office:string-value="10" calcext:value-type="string">
            <text:p>10</text:p>
          </table:table-cell>
          <table:table-cell table:formula="of:=IF(LEN([.L21])=0;0;BIN2DEC([.L21])/POWER(2;LEN([.L21])))" office:value-type="float" office:value="0.5" calcext:value-type="float">
            <text:p>0.5</text:p>
          </table:table-cell>
          <table:table-cell table:formula="of:=1+[.M21]" office:value-type="float" office:value="1.5" calcext:value-type="float">
            <text:p>1.5</text:p>
          </table:table-cell>
          <table:table-cell table:formula="of:=[.C21]*[.H21]*[.K21]*[.N21]" office:value-type="float" office:value="0.375" calcext:value-type="float">
            <text:p>0.375</text:p>
          </table:table-cell>
          <table:table-cell table:formula="of:=1/[.P33]" office:value-type="float" office:value="0.333333333333333" calcext:value-type="float">
            <text:p>0.333333333333333</text:p>
          </table:table-cell>
        </table:table-row>
        <table:table-row table:style-name="ro2">
          <table:table-cell table:formula="of:=[.A21]+1" office:value-type="float" office:value="11" calcext:value-type="float">
            <text:p>11</text:p>
          </table:table-cell>
          <table:table-cell table:formula="of:=DEC2BIN([.A22];[.$A$4])" office:value-type="string" office:string-value="001011" calcext:value-type="string">
            <text:p>0010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011" calcext:value-type="string">
            <text:p>01011</text:p>
          </table:table-cell>
          <table:table-cell table:formula="of:=RIGHT(DEC2BIN(-BIN2DEC([.D22]);LEN([.D22]));LEN([.D22]))" office:value-type="string" office:string-value="10101" calcext:value-type="string">
            <text:p>1010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-(LEN([.F22])-1)" office:value-type="float" office:value="-1" calcext:value-type="float">
            <text:p>-1</text:p>
          </table:table-cell>
          <table:table-cell table:formula="of:=POWER([.$D$5];[.G22])" office:value-type="float" office:value="0.25" calcext:value-type="float">
            <text:p>0.25</text:p>
          </table:table-cell>
          <table:table-cell table:formula="of:=RIGHT([.D22];LEN([.D22])-LEN([.F22]))" office:value-type="string" office:string-value="011" calcext:value-type="string">
            <text:p>011</text:p>
          </table:table-cell>
          <table:table-cell table:formula="of:=LEFT([.I22];MIN(LEN([.I22]);[.$C$5]))" office:value-type="string" office:string-value="0" calcext:value-type="string">
            <text:p>0</text:p>
          </table:table-cell>
          <table:table-cell table:formula="of:=IF(LEN([.J22])=0;1;POWER(2;BIN2DEC([.J22])))" office:value-type="float" office:value="1" calcext:value-type="float">
            <text:p>1</text:p>
          </table:table-cell>
          <table:table-cell table:formula="of:=RIGHT([.I22];LEN([.I22])-LEN([.J22]))" office:value-type="string" office:string-value="11" calcext:value-type="string">
            <text:p>11</text:p>
          </table:table-cell>
          <table:table-cell table:formula="of:=IF(LEN([.L22])=0;0;BIN2DEC([.L22])/POWER(2;LEN([.L22])))" office:value-type="float" office:value="0.75" calcext:value-type="float">
            <text:p>0.75</text:p>
          </table:table-cell>
          <table:table-cell table:formula="of:=1+[.M22]" office:value-type="float" office:value="1.75" calcext:value-type="float">
            <text:p>1.75</text:p>
          </table:table-cell>
          <table:table-cell table:formula="of:=[.C22]*[.H22]*[.K22]*[.N22]" office:value-type="float" office:value="0.4375" calcext:value-type="float">
            <text:p>0.4375</text:p>
          </table:table-cell>
          <table:table-cell table:formula="of:=1/[.P32]" office:value-type="float" office:value="0.4" calcext:value-type="float">
            <text:p>0.4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DEC2BIN([.A23];[.$A$4])" office:value-type="string" office:string-value="001100" calcext:value-type="string">
            <text:p>0011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01100" calcext:value-type="string">
            <text:p>01100</text:p>
          </table:table-cell>
          <table:table-cell table:formula="of:=RIGHT(DEC2BIN(-BIN2DEC([.D23]);LEN([.D23]));LEN([.D23]))" office:value-type="string" office:string-value="10100" calcext:value-type="string">
            <text:p>10100</text:p>
          </table:table-cell>
          <table:table-cell table:formula="of:=LEFT([.D23];2)" office:value-type="string" office:string-value="01" calcext:value-type="string">
            <text:p>01</text:p>
          </table:table-cell>
          <table:table-cell table:formula="of:=-(LEN([.F23])-1)" office:value-type="float" office:value="-1" calcext:value-type="float">
            <text:p>-1</text:p>
          </table:table-cell>
          <table:table-cell table:formula="of:=POWER([.$D$5];[.G23])" office:value-type="float" office:value="0.25" calcext:value-type="float">
            <text:p>0.25</text:p>
          </table:table-cell>
          <table:table-cell table:formula="of:=RIGHT([.D23];LEN([.D23])-LEN([.F23]))" office:value-type="string" office:string-value="100" calcext:value-type="string">
            <text:p>100</text:p>
          </table:table-cell>
          <table:table-cell table:formula="of:=LEFT([.I23];MIN(LEN([.I23]);[.$C$5]))" office:value-type="string" office:string-value="1" calcext:value-type="string">
            <text:p>1</text:p>
          </table:table-cell>
          <table:table-cell table:formula="of:=IF(LEN([.J23])=0;1;POWER(2;BIN2DEC([.J23])))" office:value-type="float" office:value="2" calcext:value-type="float">
            <text:p>2</text:p>
          </table:table-cell>
          <table:table-cell table:formula="of:=RIGHT([.I23];LEN([.I23])-LEN([.J23]))" office:value-type="string" office:string-value="00" calcext:value-type="string">
            <text:p>00</text:p>
          </table:table-cell>
          <table:table-cell table:formula="of:=IF(LEN([.L23])=0;0;BIN2DEC([.L23])/POWER(2;LEN([.L23])))" office:value-type="float" office:value="0" calcext:value-type="float">
            <text:p>0</text:p>
          </table:table-cell>
          <table:table-cell table:formula="of:=1+[.M23]" office:value-type="float" office:value="1" calcext:value-type="float">
            <text:p>1</text:p>
          </table:table-cell>
          <table:table-cell table:formula="of:=[.C23]*[.H23]*[.K23]*[.N23]" office:value-type="float" office:value="0.5" calcext:value-type="float">
            <text:p>0.5</text:p>
          </table:table-cell>
          <table:table-cell table:formula="of:=1/[.P31]" office:value-type="float" office:value="0.5" calcext:value-type="float">
            <text:p>0.5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DEC2BIN([.A24];[.$A$4])" office:value-type="string" office:string-value="001101" calcext:value-type="string">
            <text:p>0011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01101" calcext:value-type="string">
            <text:p>01101</text:p>
          </table:table-cell>
          <table:table-cell table:formula="of:=RIGHT(DEC2BIN(-BIN2DEC([.D24]);LEN([.D24]));LEN([.D24]))" office:value-type="string" office:string-value="10011" calcext:value-type="string">
            <text:p>10011</text:p>
          </table:table-cell>
          <table:table-cell table:formula="of:=LEFT([.D24];2)" office:value-type="string" office:string-value="01" calcext:value-type="string">
            <text:p>01</text:p>
          </table:table-cell>
          <table:table-cell table:formula="of:=-(LEN([.F24])-1)" office:value-type="float" office:value="-1" calcext:value-type="float">
            <text:p>-1</text:p>
          </table:table-cell>
          <table:table-cell table:formula="of:=POWER([.$D$5];[.G24])" office:value-type="float" office:value="0.25" calcext:value-type="float">
            <text:p>0.25</text:p>
          </table:table-cell>
          <table:table-cell table:formula="of:=RIGHT([.D24];LEN([.D24])-LEN([.F24]))" office:value-type="string" office:string-value="101" calcext:value-type="string">
            <text:p>101</text:p>
          </table:table-cell>
          <table:table-cell table:formula="of:=LEFT([.I24];MIN(LEN([.I24]);[.$C$5]))" office:value-type="string" office:string-value="1" calcext:value-type="string">
            <text:p>1</text:p>
          </table:table-cell>
          <table:table-cell table:formula="of:=IF(LEN([.J24])=0;1;POWER(2;BIN2DEC([.J24])))" office:value-type="float" office:value="2" calcext:value-type="float">
            <text:p>2</text:p>
          </table:table-cell>
          <table:table-cell table:formula="of:=RIGHT([.I24];LEN([.I24])-LEN([.J24]))" office:value-type="string" office:string-value="01" calcext:value-type="string">
            <text:p>01</text:p>
          </table:table-cell>
          <table:table-cell table:formula="of:=IF(LEN([.L24])=0;0;BIN2DEC([.L24])/POWER(2;LEN([.L24])))" office:value-type="float" office:value="0.25" calcext:value-type="float">
            <text:p>0.25</text:p>
          </table:table-cell>
          <table:table-cell table:formula="of:=1+[.M24]" office:value-type="float" office:value="1.25" calcext:value-type="float">
            <text:p>1.25</text:p>
          </table:table-cell>
          <table:table-cell table:formula="of:=[.C24]*[.H24]*[.K24]*[.N24]" office:value-type="float" office:value="0.625" calcext:value-type="float">
            <text:p>0.625</text:p>
          </table:table-cell>
          <table:table-cell table:formula="of:=1/[.P30]" office:value-type="float" office:value="0.571428571428571" calcext:value-type="float">
            <text:p>0.571428571428571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DEC2BIN([.A25];[.$A$4])" office:value-type="string" office:string-value="001110" calcext:value-type="string">
            <text:p>0011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01110" calcext:value-type="string">
            <text:p>01110</text:p>
          </table:table-cell>
          <table:table-cell table:formula="of:=RIGHT(DEC2BIN(-BIN2DEC([.D25]);LEN([.D25]));LEN([.D25]))" office:value-type="string" office:string-value="10010" calcext:value-type="string">
            <text:p>10010</text:p>
          </table:table-cell>
          <table:table-cell table:formula="of:=LEFT([.D25];2)" office:value-type="string" office:string-value="01" calcext:value-type="string">
            <text:p>01</text:p>
          </table:table-cell>
          <table:table-cell table:formula="of:=-(LEN([.F25])-1)" office:value-type="float" office:value="-1" calcext:value-type="float">
            <text:p>-1</text:p>
          </table:table-cell>
          <table:table-cell table:formula="of:=POWER([.$D$5];[.G25])" office:value-type="float" office:value="0.25" calcext:value-type="float">
            <text:p>0.25</text:p>
          </table:table-cell>
          <table:table-cell table:formula="of:=RIGHT([.D25];LEN([.D25])-LEN([.F25]))" office:value-type="string" office:string-value="110" calcext:value-type="string">
            <text:p>110</text:p>
          </table:table-cell>
          <table:table-cell table:formula="of:=LEFT([.I25];MIN(LEN([.I25]);[.$C$5]))" office:value-type="string" office:string-value="1" calcext:value-type="string">
            <text:p>1</text:p>
          </table:table-cell>
          <table:table-cell table:formula="of:=IF(LEN([.J25])=0;1;POWER(2;BIN2DEC([.J25])))" office:value-type="float" office:value="2" calcext:value-type="float">
            <text:p>2</text:p>
          </table:table-cell>
          <table:table-cell table:formula="of:=RIGHT([.I25];LEN([.I25])-LEN([.J25]))" office:value-type="string" office:string-value="10" calcext:value-type="string">
            <text:p>10</text:p>
          </table:table-cell>
          <table:table-cell table:formula="of:=IF(LEN([.L25])=0;0;BIN2DEC([.L25])/POWER(2;LEN([.L25])))" office:value-type="float" office:value="0.5" calcext:value-type="float">
            <text:p>0.5</text:p>
          </table:table-cell>
          <table:table-cell table:formula="of:=1+[.M25]" office:value-type="float" office:value="1.5" calcext:value-type="float">
            <text:p>1.5</text:p>
          </table:table-cell>
          <table:table-cell table:formula="of:=[.C25]*[.H25]*[.K25]*[.N25]" office:value-type="float" office:value="0.75" calcext:value-type="float">
            <text:p>0.75</text:p>
          </table:table-cell>
          <table:table-cell table:formula="of:=1/[.P29]" office:value-type="float" office:value="0.666666666666667" calcext:value-type="float">
            <text:p>0.666666666666667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DEC2BIN([.A26];[.$A$4])" office:value-type="string" office:string-value="001111" calcext:value-type="string">
            <text:p>0011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01111" calcext:value-type="string">
            <text:p>01111</text:p>
          </table:table-cell>
          <table:table-cell table:formula="of:=RIGHT(DEC2BIN(-BIN2DEC([.D26]);LEN([.D26]));LEN([.D26]))" office:value-type="string" office:string-value="10001" calcext:value-type="string">
            <text:p>10001</text:p>
          </table:table-cell>
          <table:table-cell table:formula="of:=LEFT([.D26];2)" office:value-type="string" office:string-value="01" calcext:value-type="string">
            <text:p>01</text:p>
          </table:table-cell>
          <table:table-cell table:formula="of:=-(LEN([.F26])-1)" office:value-type="float" office:value="-1" calcext:value-type="float">
            <text:p>-1</text:p>
          </table:table-cell>
          <table:table-cell table:formula="of:=POWER([.$D$5];[.G26])" office:value-type="float" office:value="0.25" calcext:value-type="float">
            <text:p>0.25</text:p>
          </table:table-cell>
          <table:table-cell table:formula="of:=RIGHT([.D26];LEN([.D26])-LEN([.F26]))" office:value-type="string" office:string-value="111" calcext:value-type="string">
            <text:p>111</text:p>
          </table:table-cell>
          <table:table-cell table:formula="of:=LEFT([.I26];MIN(LEN([.I26]);[.$C$5]))" office:value-type="string" office:string-value="1" calcext:value-type="string">
            <text:p>1</text:p>
          </table:table-cell>
          <table:table-cell table:formula="of:=IF(LEN([.J26])=0;1;POWER(2;BIN2DEC([.J26])))" office:value-type="float" office:value="2" calcext:value-type="float">
            <text:p>2</text:p>
          </table:table-cell>
          <table:table-cell table:formula="of:=RIGHT([.I26];LEN([.I26])-LEN([.J26]))" office:value-type="string" office:string-value="11" calcext:value-type="string">
            <text:p>11</text:p>
          </table:table-cell>
          <table:table-cell table:formula="of:=IF(LEN([.L26])=0;0;BIN2DEC([.L26])/POWER(2;LEN([.L26])))" office:value-type="float" office:value="0.75" calcext:value-type="float">
            <text:p>0.75</text:p>
          </table:table-cell>
          <table:table-cell table:formula="of:=1+[.M26]" office:value-type="float" office:value="1.75" calcext:value-type="float">
            <text:p>1.75</text:p>
          </table:table-cell>
          <table:table-cell table:formula="of:=[.C26]*[.H26]*[.K26]*[.N26]" office:value-type="float" office:value="0.875" calcext:value-type="float">
            <text:p>0.875</text:p>
          </table:table-cell>
          <table:table-cell table:formula="of:=1/[.P28]" office:value-type="float" office:value="0.8" calcext:value-type="float">
            <text:p>0.8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DEC2BIN([.A27];[.$A$4])" office:value-type="string" office:string-value="010000" calcext:value-type="string">
            <text:p>0100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000" calcext:value-type="string">
            <text:p>10000</text:p>
          </table:table-cell>
          <table:table-cell table:formula="of:=RIGHT(DEC2BIN(-BIN2DEC([.D27]);LEN([.D27]));LEN([.D27]))" office:value-type="string" office:string-value="10000" calcext:value-type="string">
            <text:p>100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N([.F27])-2" office:value-type="float" office:value="0" calcext:value-type="float">
            <text:p>0</text:p>
          </table:table-cell>
          <table:table-cell table:formula="of:=POWER([.$D$5];[.G27])" office:value-type="float" office:value="1" calcext:value-type="float">
            <text:p>1</text:p>
          </table:table-cell>
          <table:table-cell table:formula="of:=RIGHT([.D27];LEN([.D27])-LEN([.F27]))" office:value-type="string" office:string-value="000" calcext:value-type="string">
            <text:p>000</text:p>
          </table:table-cell>
          <table:table-cell table:formula="of:=LEFT([.I27];MIN(LEN([.I27]);[.$C$5]))" office:value-type="string" office:string-value="0" calcext:value-type="string">
            <text:p>0</text:p>
          </table:table-cell>
          <table:table-cell table:formula="of:=IF(LEN([.J27])=0;1;POWER(2;BIN2DEC([.J27])))" office:value-type="float" office:value="1" calcext:value-type="float">
            <text:p>1</text:p>
          </table:table-cell>
          <table:table-cell table:formula="of:=RIGHT([.I27];LEN([.I27])-LEN([.J27]))" office:value-type="string" office:string-value="00" calcext:value-type="string">
            <text:p>00</text:p>
          </table:table-cell>
          <table:table-cell table:formula="of:=IF(LEN([.L27])=0;0;BIN2DEC([.L27])/POWER(2;LEN([.L27])))" office:value-type="float" office:value="0" calcext:value-type="float">
            <text:p>0</text:p>
          </table:table-cell>
          <table:table-cell table:formula="of:=1+[.M27]" office:value-type="float" office:value="1" calcext:value-type="float">
            <text:p>1</text:p>
          </table:table-cell>
          <table:table-cell table:formula="of:=[.C27]*[.H27]*[.K27]*[.N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DEC2BIN([.A28];[.$A$4])" office:value-type="string" office:string-value="010001" calcext:value-type="string">
            <text:p>0100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001" calcext:value-type="string">
            <text:p>10001</text:p>
          </table:table-cell>
          <table:table-cell table:formula="of:=RIGHT(DEC2BIN(-BIN2DEC([.D28]);LEN([.D28]));LEN([.D28]))" office:value-type="string" office:string-value="01111" calcext:value-type="string">
            <text:p>0111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N([.F28])-2" office:value-type="float" office:value="0" calcext:value-type="float">
            <text:p>0</text:p>
          </table:table-cell>
          <table:table-cell table:formula="of:=POWER([.$D$5];[.G28])" office:value-type="float" office:value="1" calcext:value-type="float">
            <text:p>1</text:p>
          </table:table-cell>
          <table:table-cell table:formula="of:=RIGHT([.D28];LEN([.D28])-LEN([.F28]))" office:value-type="string" office:string-value="001" calcext:value-type="string">
            <text:p>001</text:p>
          </table:table-cell>
          <table:table-cell table:formula="of:=LEFT([.I28];MIN(LEN([.I28]);[.$C$5]))" office:value-type="string" office:string-value="0" calcext:value-type="string">
            <text:p>0</text:p>
          </table:table-cell>
          <table:table-cell table:formula="of:=IF(LEN([.J28])=0;1;POWER(2;BIN2DEC([.J28])))" office:value-type="float" office:value="1" calcext:value-type="float">
            <text:p>1</text:p>
          </table:table-cell>
          <table:table-cell table:formula="of:=RIGHT([.I28];LEN([.I28])-LEN([.J28]))" office:value-type="string" office:string-value="01" calcext:value-type="string">
            <text:p>01</text:p>
          </table:table-cell>
          <table:table-cell table:formula="of:=IF(LEN([.L28])=0;0;BIN2DEC([.L28])/POWER(2;LEN([.L28])))" office:value-type="float" office:value="0.25" calcext:value-type="float">
            <text:p>0.25</text:p>
          </table:table-cell>
          <table:table-cell table:formula="of:=1+[.M28]" office:value-type="float" office:value="1.25" calcext:value-type="float">
            <text:p>1.25</text:p>
          </table:table-cell>
          <table:table-cell table:formula="of:=[.C28]*[.H28]*[.K28]*[.N28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DEC2BIN([.A29];[.$A$4])" office:value-type="string" office:string-value="010010" calcext:value-type="string">
            <text:p>0100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010" calcext:value-type="string">
            <text:p>10010</text:p>
          </table:table-cell>
          <table:table-cell table:formula="of:=RIGHT(DEC2BIN(-BIN2DEC([.D29]);LEN([.D29]));LEN([.D29]))" office:value-type="string" office:string-value="01110" calcext:value-type="string">
            <text:p>011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N([.F29])-2" office:value-type="float" office:value="0" calcext:value-type="float">
            <text:p>0</text:p>
          </table:table-cell>
          <table:table-cell table:formula="of:=POWER([.$D$5];[.G29])" office:value-type="float" office:value="1" calcext:value-type="float">
            <text:p>1</text:p>
          </table:table-cell>
          <table:table-cell table:formula="of:=RIGHT([.D29];LEN([.D29])-LEN([.F29]))" office:value-type="string" office:string-value="010" calcext:value-type="string">
            <text:p>010</text:p>
          </table:table-cell>
          <table:table-cell table:formula="of:=LEFT([.I29];MIN(LEN([.I29]);[.$C$5]))" office:value-type="string" office:string-value="0" calcext:value-type="string">
            <text:p>0</text:p>
          </table:table-cell>
          <table:table-cell table:formula="of:=IF(LEN([.J29])=0;1;POWER(2;BIN2DEC([.J29])))" office:value-type="float" office:value="1" calcext:value-type="float">
            <text:p>1</text:p>
          </table:table-cell>
          <table:table-cell table:formula="of:=RIGHT([.I29];LEN([.I29])-LEN([.J29]))" office:value-type="string" office:string-value="10" calcext:value-type="string">
            <text:p>10</text:p>
          </table:table-cell>
          <table:table-cell table:formula="of:=IF(LEN([.L29])=0;0;BIN2DEC([.L29])/POWER(2;LEN([.L29])))" office:value-type="float" office:value="0.5" calcext:value-type="float">
            <text:p>0.5</text:p>
          </table:table-cell>
          <table:table-cell table:formula="of:=1+[.M29]" office:value-type="float" office:value="1.5" calcext:value-type="float">
            <text:p>1.5</text:p>
          </table:table-cell>
          <table:table-cell table:formula="of:=[.C29]*[.H29]*[.K29]*[.N29]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DEC2BIN([.A30];[.$A$4])" office:value-type="string" office:string-value="010011" calcext:value-type="string">
            <text:p>0100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011" calcext:value-type="string">
            <text:p>10011</text:p>
          </table:table-cell>
          <table:table-cell table:formula="of:=RIGHT(DEC2BIN(-BIN2DEC([.D30]);LEN([.D30]));LEN([.D30]))" office:value-type="string" office:string-value="01101" calcext:value-type="string">
            <text:p>0110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N([.F30])-2" office:value-type="float" office:value="0" calcext:value-type="float">
            <text:p>0</text:p>
          </table:table-cell>
          <table:table-cell table:formula="of:=POWER([.$D$5];[.G30])" office:value-type="float" office:value="1" calcext:value-type="float">
            <text:p>1</text:p>
          </table:table-cell>
          <table:table-cell table:formula="of:=RIGHT([.D30];LEN([.D30])-LEN([.F30]))" office:value-type="string" office:string-value="011" calcext:value-type="string">
            <text:p>011</text:p>
          </table:table-cell>
          <table:table-cell table:formula="of:=LEFT([.I30];MIN(LEN([.I30]);[.$C$5]))" office:value-type="string" office:string-value="0" calcext:value-type="string">
            <text:p>0</text:p>
          </table:table-cell>
          <table:table-cell table:formula="of:=IF(LEN([.J30])=0;1;POWER(2;BIN2DEC([.J30])))" office:value-type="float" office:value="1" calcext:value-type="float">
            <text:p>1</text:p>
          </table:table-cell>
          <table:table-cell table:formula="of:=RIGHT([.I30];LEN([.I30])-LEN([.J30]))" office:value-type="string" office:string-value="11" calcext:value-type="string">
            <text:p>11</text:p>
          </table:table-cell>
          <table:table-cell table:formula="of:=IF(LEN([.L30])=0;0;BIN2DEC([.L30])/POWER(2;LEN([.L30])))" office:value-type="float" office:value="0.75" calcext:value-type="float">
            <text:p>0.75</text:p>
          </table:table-cell>
          <table:table-cell table:formula="of:=1+[.M30]" office:value-type="float" office:value="1.75" calcext:value-type="float">
            <text:p>1.75</text:p>
          </table:table-cell>
          <table:table-cell table:formula="of:=[.C30]*[.H30]*[.K30]*[.N30]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DEC2BIN([.A31];[.$A$4])" office:value-type="string" office:string-value="010100" calcext:value-type="string">
            <text:p>0101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0100" calcext:value-type="string">
            <text:p>10100</text:p>
          </table:table-cell>
          <table:table-cell table:formula="of:=RIGHT(DEC2BIN(-BIN2DEC([.D31]);LEN([.D31]));LEN([.D31]))" office:value-type="string" office:string-value="01100" calcext:value-type="string">
            <text:p>01100</text:p>
          </table:table-cell>
          <table:table-cell table:formula="of:=LEFT([.D31];2)" office:value-type="string" office:string-value="10" calcext:value-type="string">
            <text:p>10</text:p>
          </table:table-cell>
          <table:table-cell table:formula="of:=LEN([.F31])-2" office:value-type="float" office:value="0" calcext:value-type="float">
            <text:p>0</text:p>
          </table:table-cell>
          <table:table-cell table:formula="of:=POWER([.$D$5];[.G31])" office:value-type="float" office:value="1" calcext:value-type="float">
            <text:p>1</text:p>
          </table:table-cell>
          <table:table-cell table:formula="of:=RIGHT([.D31];LEN([.D31])-LEN([.F31]))" office:value-type="string" office:string-value="100" calcext:value-type="string">
            <text:p>100</text:p>
          </table:table-cell>
          <table:table-cell table:formula="of:=LEFT([.I31];MIN(LEN([.I31]);[.$C$5]))" office:value-type="string" office:string-value="1" calcext:value-type="string">
            <text:p>1</text:p>
          </table:table-cell>
          <table:table-cell table:formula="of:=IF(LEN([.J31])=0;1;POWER(2;BIN2DEC([.J31])))" office:value-type="float" office:value="2" calcext:value-type="float">
            <text:p>2</text:p>
          </table:table-cell>
          <table:table-cell table:formula="of:=RIGHT([.I31];LEN([.I31])-LEN([.J31]))" office:value-type="string" office:string-value="00" calcext:value-type="string">
            <text:p>00</text:p>
          </table:table-cell>
          <table:table-cell table:formula="of:=IF(LEN([.L31])=0;0;BIN2DEC([.L31])/POWER(2;LEN([.L31])))" office:value-type="float" office:value="0" calcext:value-type="float">
            <text:p>0</text:p>
          </table:table-cell>
          <table:table-cell table:formula="of:=1+[.M31]" office:value-type="float" office:value="1" calcext:value-type="float">
            <text:p>1</text:p>
          </table:table-cell>
          <table:table-cell table:formula="of:=[.C31]*[.H31]*[.K31]*[.N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DEC2BIN([.A32];[.$A$4])" office:value-type="string" office:string-value="010101" calcext:value-type="string">
            <text:p>0101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0101" calcext:value-type="string">
            <text:p>10101</text:p>
          </table:table-cell>
          <table:table-cell table:formula="of:=RIGHT(DEC2BIN(-BIN2DEC([.D32]);LEN([.D32]));LEN([.D32]))" office:value-type="string" office:string-value="01011" calcext:value-type="string">
            <text:p>01011</text:p>
          </table:table-cell>
          <table:table-cell table:formula="of:=LEFT([.D32];2)" office:value-type="string" office:string-value="10" calcext:value-type="string">
            <text:p>10</text:p>
          </table:table-cell>
          <table:table-cell table:formula="of:=LEN([.F32])-2" office:value-type="float" office:value="0" calcext:value-type="float">
            <text:p>0</text:p>
          </table:table-cell>
          <table:table-cell table:formula="of:=POWER([.$D$5];[.G32])" office:value-type="float" office:value="1" calcext:value-type="float">
            <text:p>1</text:p>
          </table:table-cell>
          <table:table-cell table:formula="of:=RIGHT([.D32];LEN([.D32])-LEN([.F32]))" office:value-type="string" office:string-value="101" calcext:value-type="string">
            <text:p>101</text:p>
          </table:table-cell>
          <table:table-cell table:formula="of:=LEFT([.I32];MIN(LEN([.I32]);[.$C$5]))" office:value-type="string" office:string-value="1" calcext:value-type="string">
            <text:p>1</text:p>
          </table:table-cell>
          <table:table-cell table:formula="of:=IF(LEN([.J32])=0;1;POWER(2;BIN2DEC([.J32])))" office:value-type="float" office:value="2" calcext:value-type="float">
            <text:p>2</text:p>
          </table:table-cell>
          <table:table-cell table:formula="of:=RIGHT([.I32];LEN([.I32])-LEN([.J32]))" office:value-type="string" office:string-value="01" calcext:value-type="string">
            <text:p>01</text:p>
          </table:table-cell>
          <table:table-cell table:formula="of:=IF(LEN([.L32])=0;0;BIN2DEC([.L32])/POWER(2;LEN([.L32])))" office:value-type="float" office:value="0.25" calcext:value-type="float">
            <text:p>0.25</text:p>
          </table:table-cell>
          <table:table-cell table:formula="of:=1+[.M32]" office:value-type="float" office:value="1.25" calcext:value-type="float">
            <text:p>1.25</text:p>
          </table:table-cell>
          <table:table-cell table:formula="of:=[.C32]*[.H32]*[.K32]*[.N32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DEC2BIN([.A33];[.$A$4])" office:value-type="string" office:string-value="010110" calcext:value-type="string">
            <text:p>0101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0110" calcext:value-type="string">
            <text:p>10110</text:p>
          </table:table-cell>
          <table:table-cell table:formula="of:=RIGHT(DEC2BIN(-BIN2DEC([.D33]);LEN([.D33]));LEN([.D33]))" office:value-type="string" office:string-value="01010" calcext:value-type="string">
            <text:p>01010</text:p>
          </table:table-cell>
          <table:table-cell table:formula="of:=LEFT([.D33];2)" office:value-type="string" office:string-value="10" calcext:value-type="string">
            <text:p>10</text:p>
          </table:table-cell>
          <table:table-cell table:formula="of:=LEN([.F33])-2" office:value-type="float" office:value="0" calcext:value-type="float">
            <text:p>0</text:p>
          </table:table-cell>
          <table:table-cell table:formula="of:=POWER([.$D$5];[.G33])" office:value-type="float" office:value="1" calcext:value-type="float">
            <text:p>1</text:p>
          </table:table-cell>
          <table:table-cell table:formula="of:=RIGHT([.D33];LEN([.D33])-LEN([.F33]))" office:value-type="string" office:string-value="110" calcext:value-type="string">
            <text:p>110</text:p>
          </table:table-cell>
          <table:table-cell table:formula="of:=LEFT([.I33];MIN(LEN([.I33]);[.$C$5]))" office:value-type="string" office:string-value="1" calcext:value-type="string">
            <text:p>1</text:p>
          </table:table-cell>
          <table:table-cell table:formula="of:=IF(LEN([.J33])=0;1;POWER(2;BIN2DEC([.J33])))" office:value-type="float" office:value="2" calcext:value-type="float">
            <text:p>2</text:p>
          </table:table-cell>
          <table:table-cell table:formula="of:=RIGHT([.I33];LEN([.I33])-LEN([.J33]))" office:value-type="string" office:string-value="10" calcext:value-type="string">
            <text:p>10</text:p>
          </table:table-cell>
          <table:table-cell table:formula="of:=IF(LEN([.L33])=0;0;BIN2DEC([.L33])/POWER(2;LEN([.L33])))" office:value-type="float" office:value="0.5" calcext:value-type="float">
            <text:p>0.5</text:p>
          </table:table-cell>
          <table:table-cell table:formula="of:=1+[.M33]" office:value-type="float" office:value="1.5" calcext:value-type="float">
            <text:p>1.5</text:p>
          </table:table-cell>
          <table:table-cell table:formula="of:=[.C33]*[.H33]*[.K33]*[.N3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DEC2BIN([.A34];[.$A$4])" office:value-type="string" office:string-value="010111" calcext:value-type="string">
            <text:p>0101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0111" calcext:value-type="string">
            <text:p>10111</text:p>
          </table:table-cell>
          <table:table-cell table:formula="of:=RIGHT(DEC2BIN(-BIN2DEC([.D34]);LEN([.D34]));LEN([.D34]))" office:value-type="string" office:string-value="01001" calcext:value-type="string">
            <text:p>01001</text:p>
          </table:table-cell>
          <table:table-cell table:formula="of:=LEFT([.D34];2)" office:value-type="string" office:string-value="10" calcext:value-type="string">
            <text:p>10</text:p>
          </table:table-cell>
          <table:table-cell table:formula="of:=LEN([.F34])-2" office:value-type="float" office:value="0" calcext:value-type="float">
            <text:p>0</text:p>
          </table:table-cell>
          <table:table-cell table:formula="of:=POWER([.$D$5];[.G34])" office:value-type="float" office:value="1" calcext:value-type="float">
            <text:p>1</text:p>
          </table:table-cell>
          <table:table-cell table:formula="of:=RIGHT([.D34];LEN([.D34])-LEN([.F34]))" office:value-type="string" office:string-value="111" calcext:value-type="string">
            <text:p>111</text:p>
          </table:table-cell>
          <table:table-cell table:formula="of:=LEFT([.I34];MIN(LEN([.I34]);[.$C$5]))" office:value-type="string" office:string-value="1" calcext:value-type="string">
            <text:p>1</text:p>
          </table:table-cell>
          <table:table-cell table:formula="of:=IF(LEN([.J34])=0;1;POWER(2;BIN2DEC([.J34])))" office:value-type="float" office:value="2" calcext:value-type="float">
            <text:p>2</text:p>
          </table:table-cell>
          <table:table-cell table:formula="of:=RIGHT([.I34];LEN([.I34])-LEN([.J34]))" office:value-type="string" office:string-value="11" calcext:value-type="string">
            <text:p>11</text:p>
          </table:table-cell>
          <table:table-cell table:formula="of:=IF(LEN([.L34])=0;0;BIN2DEC([.L34])/POWER(2;LEN([.L34])))" office:value-type="float" office:value="0.75" calcext:value-type="float">
            <text:p>0.75</text:p>
          </table:table-cell>
          <table:table-cell table:formula="of:=1+[.M34]" office:value-type="float" office:value="1.75" calcext:value-type="float">
            <text:p>1.75</text:p>
          </table:table-cell>
          <table:table-cell table:formula="of:=[.C34]*[.H34]*[.K34]*[.N34]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formula="of:=[.A34]+1" office:value-type="float" office:value="24" calcext:value-type="float">
            <text:p>24</text:p>
          </table:table-cell>
          <table:table-cell table:formula="of:=DEC2BIN([.A35];[.$A$4])" office:value-type="string" office:string-value="011000" calcext:value-type="string">
            <text:p>0110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000" calcext:value-type="string">
            <text:p>11000</text:p>
          </table:table-cell>
          <table:table-cell table:formula="of:=RIGHT(DEC2BIN(-BIN2DEC([.D35]);LEN([.D35]));LEN([.D35]))" office:value-type="string" office:string-value="01000" calcext:value-type="string">
            <text:p>01000</text:p>
          </table:table-cell>
          <table:table-cell table:formula="of:=LEFT([.D35];3)" office:value-type="string" office:string-value="110" calcext:value-type="string">
            <text:p>110</text:p>
          </table:table-cell>
          <table:table-cell table:formula="of:=LEN([.F35])-2" office:value-type="float" office:value="1" calcext:value-type="float">
            <text:p>1</text:p>
          </table:table-cell>
          <table:table-cell table:formula="of:=POWER([.$D$5];[.G35])" office:value-type="float" office:value="4" calcext:value-type="float">
            <text:p>4</text:p>
          </table:table-cell>
          <table:table-cell table:formula="of:=RIGHT([.D35];LEN([.D35])-LEN([.F35]))" office:value-type="string" office:string-value="00" calcext:value-type="string">
            <text:p>00</text:p>
          </table:table-cell>
          <table:table-cell table:formula="of:=LEFT([.I35];MIN(LEN([.I35]);[.$C$5]))" office:value-type="string" office:string-value="0" calcext:value-type="string">
            <text:p>0</text:p>
          </table:table-cell>
          <table:table-cell table:formula="of:=IF(LEN([.J35])=0;1;POWER(2;BIN2DEC([.J35])))" office:value-type="float" office:value="1" calcext:value-type="float">
            <text:p>1</text:p>
          </table:table-cell>
          <table:table-cell table:formula="of:=RIGHT([.I35];LEN([.I35])-LEN([.J35]))" office:value-type="string" office:string-value="0" calcext:value-type="string">
            <text:p>0</text:p>
          </table:table-cell>
          <table:table-cell table:formula="of:=IF(LEN([.L35])=0;0;BIN2DEC([.L35])/POWER(2;LEN([.L35])))" office:value-type="float" office:value="0" calcext:value-type="float">
            <text:p>0</text:p>
          </table:table-cell>
          <table:table-cell table:formula="of:=1+[.M35]" office:value-type="float" office:value="1" calcext:value-type="float">
            <text:p>1</text:p>
          </table:table-cell>
          <table:table-cell table:formula="of:=[.C35]*[.H35]*[.K35]*[.N3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DEC2BIN([.A36];[.$A$4])" office:value-type="string" office:string-value="011001" calcext:value-type="string">
            <text:p>0110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001" calcext:value-type="string">
            <text:p>11001</text:p>
          </table:table-cell>
          <table:table-cell table:formula="of:=RIGHT(DEC2BIN(-BIN2DEC([.D36]);LEN([.D36]));LEN([.D36]))" office:value-type="string" office:string-value="00111" calcext:value-type="string">
            <text:p>00111</text:p>
          </table:table-cell>
          <table:table-cell table:formula="of:=LEFT([.D36];3)" office:value-type="string" office:string-value="110" calcext:value-type="string">
            <text:p>110</text:p>
          </table:table-cell>
          <table:table-cell table:formula="of:=LEN([.F36])-2" office:value-type="float" office:value="1" calcext:value-type="float">
            <text:p>1</text:p>
          </table:table-cell>
          <table:table-cell table:formula="of:=POWER([.$D$5];[.G36])" office:value-type="float" office:value="4" calcext:value-type="float">
            <text:p>4</text:p>
          </table:table-cell>
          <table:table-cell table:formula="of:=RIGHT([.D36];LEN([.D36])-LEN([.F36]))" office:value-type="string" office:string-value="01" calcext:value-type="string">
            <text:p>01</text:p>
          </table:table-cell>
          <table:table-cell table:formula="of:=LEFT([.I36];MIN(LEN([.I36]);[.$C$5]))" office:value-type="string" office:string-value="0" calcext:value-type="string">
            <text:p>0</text:p>
          </table:table-cell>
          <table:table-cell table:formula="of:=IF(LEN([.J36])=0;1;POWER(2;BIN2DEC([.J36])))" office:value-type="float" office:value="1" calcext:value-type="float">
            <text:p>1</text:p>
          </table:table-cell>
          <table:table-cell table:formula="of:=RIGHT([.I36];LEN([.I36])-LEN([.J36]))" office:value-type="string" office:string-value="1" calcext:value-type="string">
            <text:p>1</text:p>
          </table:table-cell>
          <table:table-cell table:formula="of:=IF(LEN([.L36])=0;0;BIN2DEC([.L36])/POWER(2;LEN([.L36])))" office:value-type="float" office:value="0.5" calcext:value-type="float">
            <text:p>0.5</text:p>
          </table:table-cell>
          <table:table-cell table:formula="of:=1+[.M36]" office:value-type="float" office:value="1.5" calcext:value-type="float">
            <text:p>1.5</text:p>
          </table:table-cell>
          <table:table-cell table:formula="of:=[.C36]*[.H36]*[.K36]*[.N3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DEC2BIN([.A37];[.$A$4])" office:value-type="string" office:string-value="011010" calcext:value-type="string">
            <text:p>0110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010" calcext:value-type="string">
            <text:p>11010</text:p>
          </table:table-cell>
          <table:table-cell table:formula="of:=RIGHT(DEC2BIN(-BIN2DEC([.D37]);LEN([.D37]));LEN([.D37]))" office:value-type="string" office:string-value="00110" calcext:value-type="string">
            <text:p>00110</text:p>
          </table:table-cell>
          <table:table-cell table:formula="of:=LEFT([.D37];3)" office:value-type="string" office:string-value="110" calcext:value-type="string">
            <text:p>110</text:p>
          </table:table-cell>
          <table:table-cell table:formula="of:=LEN([.F37])-2" office:value-type="float" office:value="1" calcext:value-type="float">
            <text:p>1</text:p>
          </table:table-cell>
          <table:table-cell table:formula="of:=POWER([.$D$5];[.G37])" office:value-type="float" office:value="4" calcext:value-type="float">
            <text:p>4</text:p>
          </table:table-cell>
          <table:table-cell table:formula="of:=RIGHT([.D37];LEN([.D37])-LEN([.F37]))" office:value-type="string" office:string-value="10" calcext:value-type="string">
            <text:p>10</text:p>
          </table:table-cell>
          <table:table-cell table:formula="of:=LEFT([.I37];MIN(LEN([.I37]);[.$C$5]))" office:value-type="string" office:string-value="1" calcext:value-type="string">
            <text:p>1</text:p>
          </table:table-cell>
          <table:table-cell table:formula="of:=IF(LEN([.J37])=0;1;POWER(2;BIN2DEC([.J37])))" office:value-type="float" office:value="2" calcext:value-type="float">
            <text:p>2</text:p>
          </table:table-cell>
          <table:table-cell table:formula="of:=RIGHT([.I37];LEN([.I37])-LEN([.J37]))" office:value-type="string" office:string-value="0" calcext:value-type="string">
            <text:p>0</text:p>
          </table:table-cell>
          <table:table-cell table:formula="of:=IF(LEN([.L37])=0;0;BIN2DEC([.L37])/POWER(2;LEN([.L37])))" office:value-type="float" office:value="0" calcext:value-type="float">
            <text:p>0</text:p>
          </table:table-cell>
          <table:table-cell table:formula="of:=1+[.M37]" office:value-type="float" office:value="1" calcext:value-type="float">
            <text:p>1</text:p>
          </table:table-cell>
          <table:table-cell table:formula="of:=[.C37]*[.H37]*[.K37]*[.N3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DEC2BIN([.A38];[.$A$4])" office:value-type="string" office:string-value="011011" calcext:value-type="string">
            <text:p>0110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011" calcext:value-type="string">
            <text:p>11011</text:p>
          </table:table-cell>
          <table:table-cell table:formula="of:=RIGHT(DEC2BIN(-BIN2DEC([.D38]);LEN([.D38]));LEN([.D38]))" office:value-type="string" office:string-value="00101" calcext:value-type="string">
            <text:p>00101</text:p>
          </table:table-cell>
          <table:table-cell table:formula="of:=LEFT([.D38];3)" office:value-type="string" office:string-value="110" calcext:value-type="string">
            <text:p>110</text:p>
          </table:table-cell>
          <table:table-cell table:formula="of:=LEN([.F38])-2" office:value-type="float" office:value="1" calcext:value-type="float">
            <text:p>1</text:p>
          </table:table-cell>
          <table:table-cell table:formula="of:=POWER([.$D$5];[.G38])" office:value-type="float" office:value="4" calcext:value-type="float">
            <text:p>4</text:p>
          </table:table-cell>
          <table:table-cell table:formula="of:=RIGHT([.D38];LEN([.D38])-LEN([.F38]))" office:value-type="string" office:string-value="11" calcext:value-type="string">
            <text:p>11</text:p>
          </table:table-cell>
          <table:table-cell table:formula="of:=LEFT([.I38];MIN(LEN([.I38]);[.$C$5]))" office:value-type="string" office:string-value="1" calcext:value-type="string">
            <text:p>1</text:p>
          </table:table-cell>
          <table:table-cell table:formula="of:=IF(LEN([.J38])=0;1;POWER(2;BIN2DEC([.J38])))" office:value-type="float" office:value="2" calcext:value-type="float">
            <text:p>2</text:p>
          </table:table-cell>
          <table:table-cell table:formula="of:=RIGHT([.I38];LEN([.I38])-LEN([.J38]))" office:value-type="string" office:string-value="1" calcext:value-type="string">
            <text:p>1</text:p>
          </table:table-cell>
          <table:table-cell table:formula="of:=IF(LEN([.L38])=0;0;BIN2DEC([.L38])/POWER(2;LEN([.L38])))" office:value-type="float" office:value="0.5" calcext:value-type="float">
            <text:p>0.5</text:p>
          </table:table-cell>
          <table:table-cell table:formula="of:=1+[.M38]" office:value-type="float" office:value="1.5" calcext:value-type="float">
            <text:p>1.5</text:p>
          </table:table-cell>
          <table:table-cell table:formula="of:=[.C38]*[.H38]*[.K38]*[.N3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DEC2BIN([.A39];[.$A$4])" office:value-type="string" office:string-value="011100" calcext:value-type="string">
            <text:p>011100</text:p>
          </table:table-cell>
          <table:table-cell table:formula="of:=IF(EXACT(LEFT([.B39];1);&quot;0&quot;);1;-1)" office:value-type="float" office:value="1" calcext:value-type="float">
            <text:p>1</text:p>
          </table:table-cell>
          <table:table-cell table:formula="of:=RIGHT([.B39];[.$A$4]-1)" office:value-type="string" office:string-value="11100" calcext:value-type="string">
            <text:p>11100</text:p>
          </table:table-cell>
          <table:table-cell table:formula="of:=RIGHT(DEC2BIN(-BIN2DEC([.D39]);LEN([.D39]));LEN([.D39]))" office:value-type="string" office:string-value="00100" calcext:value-type="string">
            <text:p>00100</text:p>
          </table:table-cell>
          <table:table-cell table:formula="of:=LEFT([.D39];4)" office:value-type="string" office:string-value="1110" calcext:value-type="string">
            <text:p>1110</text:p>
          </table:table-cell>
          <table:table-cell table:formula="of:=LEN([.F39])-2" office:value-type="float" office:value="2" calcext:value-type="float">
            <text:p>2</text:p>
          </table:table-cell>
          <table:table-cell table:formula="of:=POWER([.$D$5];[.G39])" office:value-type="float" office:value="16" calcext:value-type="float">
            <text:p>16</text:p>
          </table:table-cell>
          <table:table-cell table:formula="of:=RIGHT([.D39];LEN([.D39])-LEN([.F39]))" office:value-type="string" office:string-value="0" calcext:value-type="string">
            <text:p>0</text:p>
          </table:table-cell>
          <table:table-cell table:formula="of:=LEFT([.I39];MIN(LEN([.I39]);[.$C$5]))" office:value-type="string" office:string-value="0" calcext:value-type="string">
            <text:p>0</text:p>
          </table:table-cell>
          <table:table-cell table:formula="of:=IF(LEN([.J39])=0;1;POWER(2;BIN2DEC([.J39])))" office:value-type="float" office:value="1" calcext:value-type="float">
            <text:p>1</text:p>
          </table:table-cell>
          <table:table-cell table:formula="of:=RIGHT([.I39];LEN([.I39])-LEN([.J39]))">
            <text:p/>
          </table:table-cell>
          <table:table-cell table:formula="of:=IF(LEN([.L39])=0;0;BIN2DEC([.L39])/POWER(2;LEN([.L39])))" office:value-type="float" office:value="0" calcext:value-type="float">
            <text:p>0</text:p>
          </table:table-cell>
          <table:table-cell table:formula="of:=1+[.M39]" office:value-type="float" office:value="1" calcext:value-type="float">
            <text:p>1</text:p>
          </table:table-cell>
          <table:table-cell table:formula="of:=[.C39]*[.H39]*[.K39]*[.N3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DEC2BIN([.A40];[.$A$4])" office:value-type="string" office:string-value="011101" calcext:value-type="string">
            <text:p>011101</text:p>
          </table:table-cell>
          <table:table-cell table:formula="of:=IF(EXACT(LEFT([.B40];1);&quot;0&quot;);1;-1)" office:value-type="float" office:value="1" calcext:value-type="float">
            <text:p>1</text:p>
          </table:table-cell>
          <table:table-cell table:formula="of:=RIGHT([.B40];[.$A$4]-1)" office:value-type="string" office:string-value="11101" calcext:value-type="string">
            <text:p>11101</text:p>
          </table:table-cell>
          <table:table-cell table:formula="of:=RIGHT(DEC2BIN(-BIN2DEC([.D40]);LEN([.D40]));LEN([.D40]))" office:value-type="string" office:string-value="00011" calcext:value-type="string">
            <text:p>00011</text:p>
          </table:table-cell>
          <table:table-cell table:formula="of:=LEFT([.D40];4)" office:value-type="string" office:string-value="1110" calcext:value-type="string">
            <text:p>1110</text:p>
          </table:table-cell>
          <table:table-cell table:formula="of:=LEN([.F40])-2" office:value-type="float" office:value="2" calcext:value-type="float">
            <text:p>2</text:p>
          </table:table-cell>
          <table:table-cell table:formula="of:=POWER([.$D$5];[.G40])" office:value-type="float" office:value="16" calcext:value-type="float">
            <text:p>16</text:p>
          </table:table-cell>
          <table:table-cell table:formula="of:=RIGHT([.D40];LEN([.D40])-LEN([.F40]))" office:value-type="string" office:string-value="1" calcext:value-type="string">
            <text:p>1</text:p>
          </table:table-cell>
          <table:table-cell table:formula="of:=LEFT([.I40];MIN(LEN([.I40]);[.$C$5]))" office:value-type="string" office:string-value="1" calcext:value-type="string">
            <text:p>1</text:p>
          </table:table-cell>
          <table:table-cell table:formula="of:=IF(LEN([.J40])=0;1;POWER(2;BIN2DEC([.J40])))" office:value-type="float" office:value="2" calcext:value-type="float">
            <text:p>2</text:p>
          </table:table-cell>
          <table:table-cell table:formula="of:=RIGHT([.I40];LEN([.I40])-LEN([.J40]))">
            <text:p/>
          </table:table-cell>
          <table:table-cell table:formula="of:=IF(LEN([.L40])=0;0;BIN2DEC([.L40])/POWER(2;LEN([.L40])))" office:value-type="float" office:value="0" calcext:value-type="float">
            <text:p>0</text:p>
          </table:table-cell>
          <table:table-cell table:formula="of:=1+[.M40]" office:value-type="float" office:value="1" calcext:value-type="float">
            <text:p>1</text:p>
          </table:table-cell>
          <table:table-cell table:formula="of:=[.C40]*[.H40]*[.K40]*[.N4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DEC2BIN([.A41];[.$A$4])" office:value-type="string" office:string-value="011110" calcext:value-type="string">
            <text:p>011110</text:p>
          </table:table-cell>
          <table:table-cell table:formula="of:=IF(EXACT(LEFT([.B41];1);&quot;0&quot;);1;-1)" office:value-type="float" office:value="1" calcext:value-type="float">
            <text:p>1</text:p>
          </table:table-cell>
          <table:table-cell table:formula="of:=RIGHT([.B41];[.$A$4]-1)" office:value-type="string" office:string-value="11110" calcext:value-type="string">
            <text:p>11110</text:p>
          </table:table-cell>
          <table:table-cell table:formula="of:=RIGHT(DEC2BIN(-BIN2DEC([.D41]);LEN([.D41]));LEN([.D41]))" office:value-type="string" office:string-value="00010" calcext:value-type="string">
            <text:p>00010</text:p>
          </table:table-cell>
          <table:table-cell table:formula="of:=LEFT([.D41];5)" office:value-type="string" office:string-value="11110" calcext:value-type="string">
            <text:p>11110</text:p>
          </table:table-cell>
          <table:table-cell table:formula="of:=LEN([.F41])-2" office:value-type="float" office:value="3" calcext:value-type="float">
            <text:p>3</text:p>
          </table:table-cell>
          <table:table-cell table:formula="of:=POWER([.$D$5];[.G41])" office:value-type="float" office:value="64" calcext:value-type="float">
            <text:p>64</text:p>
          </table:table-cell>
          <table:table-cell table:formula="of:=RIGHT([.D41];LEN([.D41])-LEN([.F41]))">
            <text:p/>
          </table:table-cell>
          <table:table-cell table:formula="of:=LEFT([.I41];MIN(LEN([.I41]);[.$C$5]))">
            <text:p/>
          </table:table-cell>
          <table:table-cell table:formula="of:=IF(LEN([.J41])=0;1;POWER(2;BIN2DEC([.J41])))" office:value-type="float" office:value="1" calcext:value-type="float">
            <text:p>1</text:p>
          </table:table-cell>
          <table:table-cell table:formula="of:=RIGHT([.I41];LEN([.I41])-LEN([.J41]))">
            <text:p/>
          </table:table-cell>
          <table:table-cell table:formula="of:=IF(LEN([.L41])=0;0;BIN2DEC([.L41])/POWER(2;LEN([.L41])))" office:value-type="float" office:value="0" calcext:value-type="float">
            <text:p>0</text:p>
          </table:table-cell>
          <table:table-cell table:formula="of:=1+[.M41]" office:value-type="float" office:value="1" calcext:value-type="float">
            <text:p>1</text:p>
          </table:table-cell>
          <table:table-cell table:formula="of:=[.C41]*[.H41]*[.K41]*[.N4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DEC2BIN([.A42];[.$A$4])" office:value-type="string" office:string-value="011111" calcext:value-type="string">
            <text:p>011111</text:p>
          </table:table-cell>
          <table:table-cell table:formula="of:=IF(EXACT(LEFT([.B42];1);&quot;0&quot;);1;-1)" office:value-type="float" office:value="1" calcext:value-type="float">
            <text:p>1</text:p>
          </table:table-cell>
          <table:table-cell table:formula="of:=RIGHT([.B42];[.$A$4]-1)" office:value-type="string" office:string-value="11111" calcext:value-type="string">
            <text:p>11111</text:p>
          </table:table-cell>
          <table:table-cell table:formula="of:=RIGHT(DEC2BIN(-BIN2DEC([.D42]);LEN([.D42]));LEN([.D42]))" office:value-type="string" office:string-value="00001" calcext:value-type="string">
            <text:p>00001</text:p>
          </table:table-cell>
          <table:table-cell table:formula="of:=LEFT([.D42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42])" office:value-type="float" office:value="256" calcext:value-type="float">
            <text:p>256</text:p>
          </table:table-cell>
          <table:table-cell table:formula="of:=RIGHT([.D42];LEN([.D42])-LEN([.F42]))">
            <text:p/>
          </table:table-cell>
          <table:table-cell table:style-name="ce5" table:formula="of:=LEFT([.I42];MIN(LEN([.I42]);[.$C$5]))">
            <text:p/>
          </table:table-cell>
          <table:table-cell table:formula="of:=IF(LEN([.J42])=0;1;POWER(2;BIN2DEC([.J42])))" office:value-type="float" office:value="1" calcext:value-type="float">
            <text:p>1</text:p>
          </table:table-cell>
          <table:table-cell table:style-name="ce5" table:formula="of:=RIGHT([.I42];LEN([.I42])-LEN([.J42]))">
            <text:p/>
          </table:table-cell>
          <table:table-cell table:formula="of:=IF(LEN([.L42])=0;0;BIN2DEC([.L42])/POWER(2;LEN([.L42])))" office:value-type="float" office:value="0" calcext:value-type="float">
            <text:p>0</text:p>
          </table:table-cell>
          <table:table-cell table:formula="of:=1+[.M42]" office:value-type="float" office:value="1" calcext:value-type="float">
            <text:p>1</text:p>
          </table:table-cell>
          <table:table-cell table:formula="of:=[.C42]*[.H42]*[.K42]*[.N4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DEC2BIN([.A43];[.$A$4])" office:value-type="string" office:string-value="100000" calcext:value-type="string">
            <text:p>1000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000" calcext:value-type="string">
            <text:p>00000</text:p>
          </table:table-cell>
          <table:table-cell table:formula="of:=RIGHT(DEC2BIN(-BIN2DEC([.D43]);LEN([.D43]));LEN([.D43]))" office:value-type="string" office:string-value="00000" calcext:value-type="string">
            <text:p>00000</text:p>
          </table:table-cell>
          <table:table-cell table:formula="of:=LEFT([.E43];5)" office:value-type="string" office:string-value="00000" calcext:value-type="string">
            <text:p>00000</text:p>
          </table:table-cell>
          <table:table-cell office:value-type="float" office:value="5" calcext:value-type="float">
            <text:p>5</text:p>
          </table:table-cell>
          <table:table-cell table:formula="of:=POWER([.$D$5];[.G43])" office:value-type="float" office:value="1024" calcext:value-type="float">
            <text:p>1024</text:p>
          </table:table-cell>
          <table:table-cell table:formula="of:=RIGHT([.E43];LEN([.E43])-LEN([.F43]))">
            <text:p/>
          </table:table-cell>
          <table:table-cell table:formula="of:=LEFT([.I43];MIN(LEN([.I43]);[.$C$5]))">
            <text:p/>
          </table:table-cell>
          <table:table-cell table:formula="of:=IF(LEN([.J43])=0;1;POWER(2;BIN2DEC([.J43])))" office:value-type="float" office:value="1" calcext:value-type="float">
            <text:p>1</text:p>
          </table:table-cell>
          <table:table-cell table:formula="of:=RIGHT([.I43];LEN([.I43])-LEN([.J43]))">
            <text:p/>
          </table:table-cell>
          <table:table-cell table:formula="of:=IF(LEN([.L43])=0;0;BIN2DEC([.L43])/POWER(2;LEN([.L43])))" office:value-type="float" office:value="0" calcext:value-type="float">
            <text:p>0</text:p>
          </table:table-cell>
          <table:table-cell table:formula="of:=1+[.M43]" office:value-type="float" office:value="1" calcext:value-type="float">
            <text:p>1</text:p>
          </table:table-cell>
          <table:table-cell table:style-name="Default" table:formula="of:=[.C43]*[.H43]*[.K43]*[.N43]" office:value-type="float" office:value="-1024" calcext:value-type="float">
            <text:p>-1024</text:p>
          </table:table-cell>
          <table:table-cell/>
        </table:table-row>
        <table:table-row table:style-name="ro2">
          <table:table-cell table:formula="of:=[.A43]+1" office:value-type="float" office:value="33" calcext:value-type="float">
            <text:p>33</text:p>
          </table:table-cell>
          <table:table-cell table:formula="of:=DEC2BIN([.A44];[.$A$4])" office:value-type="string" office:string-value="100001" calcext:value-type="string">
            <text:p>1000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001" calcext:value-type="string">
            <text:p>00001</text:p>
          </table:table-cell>
          <table:table-cell table:formula="of:=RIGHT(DEC2BIN(-BIN2DEC([.D44]);LEN([.D44]));LEN([.D44]))" office:value-type="string" office:string-value="11111" calcext:value-type="string">
            <text:p>11111</text:p>
          </table:table-cell>
          <table:table-cell table:formula="of:=LEFT([.E44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44])" office:value-type="float" office:value="256" calcext:value-type="float">
            <text:p>256</text:p>
          </table:table-cell>
          <table:table-cell table:formula="of:=RIGHT([.E44];LEN([.E44])-LEN([.F44]))">
            <text:p/>
          </table:table-cell>
          <table:table-cell table:formula="of:=LEFT([.I44];MIN(LEN([.I44]);[.$C$5]))">
            <text:p/>
          </table:table-cell>
          <table:table-cell table:formula="of:=IF(LEN([.J44])=0;1;POWER(2;BIN2DEC([.J44])))" office:value-type="float" office:value="1" calcext:value-type="float">
            <text:p>1</text:p>
          </table:table-cell>
          <table:table-cell table:formula="of:=RIGHT([.I44];LEN([.I44])-LEN([.J44]))">
            <text:p/>
          </table:table-cell>
          <table:table-cell table:formula="of:=IF(LEN([.L44])=0;0;BIN2DEC([.L44])/POWER(2;LEN([.L44])))" office:value-type="float" office:value="0" calcext:value-type="float">
            <text:p>0</text:p>
          </table:table-cell>
          <table:table-cell table:formula="of:=1+[.M44]" office:value-type="float" office:value="1" calcext:value-type="float">
            <text:p>1</text:p>
          </table:table-cell>
          <table:table-cell table:style-name="ce12" table:formula="of:=[.C44]*[.H44]*[.K44]*[.N44]" office:value-type="float" office:value="-256" calcext:value-type="float">
            <text:p>-256</text:p>
          </table:table-cell>
          <table:table-cell table:formula="of:=-[.P42]" office:value-type="float" office:value="-256" calcext:value-type="float">
            <text:p>-256</text:p>
          </table:table-cell>
        </table:table-row>
        <table:table-row table:style-name="ro2">
          <table:table-cell table:formula="of:=[.A44]+1" office:value-type="float" office:value="34" calcext:value-type="float">
            <text:p>34</text:p>
          </table:table-cell>
          <table:table-cell table:formula="of:=DEC2BIN([.A45];[.$A$4])" office:value-type="string" office:string-value="100010" calcext:value-type="string">
            <text:p>1000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010" calcext:value-type="string">
            <text:p>00010</text:p>
          </table:table-cell>
          <table:table-cell table:formula="of:=RIGHT(DEC2BIN(-BIN2DEC([.D45]);LEN([.D45]));LEN([.D45]))" office:value-type="string" office:string-value="11110" calcext:value-type="string">
            <text:p>11110</text:p>
          </table:table-cell>
          <table:table-cell table:formula="of:=LEFT([.E45];5)" office:value-type="string" office:string-value="11110" calcext:value-type="string">
            <text:p>11110</text:p>
          </table:table-cell>
          <table:table-cell table:formula="of:=LEN([.F45])-2" office:value-type="float" office:value="3" calcext:value-type="float">
            <text:p>3</text:p>
          </table:table-cell>
          <table:table-cell table:formula="of:=POWER([.$D$5];[.G45])" office:value-type="float" office:value="64" calcext:value-type="float">
            <text:p>64</text:p>
          </table:table-cell>
          <table:table-cell table:formula="of:=RIGHT([.E45];LEN([.E45])-LEN([.F45]))">
            <text:p/>
          </table:table-cell>
          <table:table-cell table:formula="of:=LEFT([.I45];MIN(LEN([.I45]);[.$C$5]))">
            <text:p/>
          </table:table-cell>
          <table:table-cell table:formula="of:=IF(LEN([.J45])=0;1;POWER(2;BIN2DEC([.J45])))" office:value-type="float" office:value="1" calcext:value-type="float">
            <text:p>1</text:p>
          </table:table-cell>
          <table:table-cell table:formula="of:=RIGHT([.I45];LEN([.I45])-LEN([.J45]))">
            <text:p/>
          </table:table-cell>
          <table:table-cell table:formula="of:=IF(LEN([.L45])=0;0;BIN2DEC([.L45])/POWER(2;LEN([.L45])))" office:value-type="float" office:value="0" calcext:value-type="float">
            <text:p>0</text:p>
          </table:table-cell>
          <table:table-cell table:formula="of:=1+[.M45]" office:value-type="float" office:value="1" calcext:value-type="float">
            <text:p>1</text:p>
          </table:table-cell>
          <table:table-cell table:style-name="ce12" table:formula="of:=[.C45]*[.H45]*[.K45]*[.N45]" office:value-type="float" office:value="-64" calcext:value-type="float">
            <text:p>-64</text:p>
          </table:table-cell>
          <table:table-cell table:formula="of:=-[.P41]" office:value-type="float" office:value="-64" calcext:value-type="float">
            <text:p>-64</text:p>
          </table:table-cell>
        </table:table-row>
        <table:table-row table:style-name="ro2">
          <table:table-cell table:formula="of:=[.A45]+1" office:value-type="float" office:value="35" calcext:value-type="float">
            <text:p>35</text:p>
          </table:table-cell>
          <table:table-cell table:formula="of:=DEC2BIN([.A46];[.$A$4])" office:value-type="string" office:string-value="100011" calcext:value-type="string">
            <text:p>1000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011" calcext:value-type="string">
            <text:p>00011</text:p>
          </table:table-cell>
          <table:table-cell table:formula="of:=RIGHT(DEC2BIN(-BIN2DEC([.D46]);LEN([.D46]));LEN([.D46]))" office:value-type="string" office:string-value="11101" calcext:value-type="string">
            <text:p>11101</text:p>
          </table:table-cell>
          <table:table-cell table:formula="of:=LEFT([.E46];4)" office:value-type="string" office:string-value="1110" calcext:value-type="string">
            <text:p>1110</text:p>
          </table:table-cell>
          <table:table-cell table:formula="of:=LEN([.F46])-2" office:value-type="float" office:value="2" calcext:value-type="float">
            <text:p>2</text:p>
          </table:table-cell>
          <table:table-cell table:formula="of:=POWER([.$D$5];[.G46])" office:value-type="float" office:value="16" calcext:value-type="float">
            <text:p>16</text:p>
          </table:table-cell>
          <table:table-cell table:formula="of:=RIGHT([.E46];LEN([.E46])-LEN([.F46]))" office:value-type="string" office:string-value="1" calcext:value-type="string">
            <text:p>1</text:p>
          </table:table-cell>
          <table:table-cell table:formula="of:=LEFT([.I46];MIN(LEN([.I46]);[.$C$5]))" office:value-type="string" office:string-value="1" calcext:value-type="string">
            <text:p>1</text:p>
          </table:table-cell>
          <table:table-cell table:formula="of:=IF(LEN([.J46])=0;1;POWER(2;BIN2DEC([.J46])))" office:value-type="float" office:value="2" calcext:value-type="float">
            <text:p>2</text:p>
          </table:table-cell>
          <table:table-cell table:formula="of:=RIGHT([.I46];LEN([.I46])-LEN([.J46]))">
            <text:p/>
          </table:table-cell>
          <table:table-cell table:formula="of:=IF(LEN([.L46])=0;0;BIN2DEC([.L46])/POWER(2;LEN([.L46])))" office:value-type="float" office:value="0" calcext:value-type="float">
            <text:p>0</text:p>
          </table:table-cell>
          <table:table-cell table:formula="of:=1+[.M46]" office:value-type="float" office:value="1" calcext:value-type="float">
            <text:p>1</text:p>
          </table:table-cell>
          <table:table-cell table:style-name="ce12" table:formula="of:=[.C46]*[.H46]*[.K46]*[.N46]" office:value-type="float" office:value="-32" calcext:value-type="float">
            <text:p>-32</text:p>
          </table:table-cell>
          <table:table-cell table:formula="of:=-[.P40]" office:value-type="float" office:value="-32" calcext:value-type="float">
            <text:p>-32</text:p>
          </table:table-cell>
        </table:table-row>
        <table:table-row table:style-name="ro2">
          <table:table-cell table:formula="of:=[.A46]+1" office:value-type="float" office:value="36" calcext:value-type="float">
            <text:p>36</text:p>
          </table:table-cell>
          <table:table-cell table:formula="of:=DEC2BIN([.A47];[.$A$4])" office:value-type="string" office:string-value="100100" calcext:value-type="string">
            <text:p>1001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0100" calcext:value-type="string">
            <text:p>00100</text:p>
          </table:table-cell>
          <table:table-cell table:formula="of:=RIGHT(DEC2BIN(-BIN2DEC([.D47]);LEN([.D47]));LEN([.D47]))" office:value-type="string" office:string-value="11100" calcext:value-type="string">
            <text:p>11100</text:p>
          </table:table-cell>
          <table:table-cell table:formula="of:=LEFT([.E47];4)" office:value-type="string" office:string-value="1110" calcext:value-type="string">
            <text:p>1110</text:p>
          </table:table-cell>
          <table:table-cell table:formula="of:=LEN([.F47])-2" office:value-type="float" office:value="2" calcext:value-type="float">
            <text:p>2</text:p>
          </table:table-cell>
          <table:table-cell table:formula="of:=POWER([.$D$5];[.G47])" office:value-type="float" office:value="16" calcext:value-type="float">
            <text:p>16</text:p>
          </table:table-cell>
          <table:table-cell table:formula="of:=RIGHT([.E47];LEN([.E47])-LEN([.F47]))" office:value-type="string" office:string-value="0" calcext:value-type="string">
            <text:p>0</text:p>
          </table:table-cell>
          <table:table-cell table:formula="of:=LEFT([.I47];MIN(LEN([.I47]);[.$C$5]))" office:value-type="string" office:string-value="0" calcext:value-type="string">
            <text:p>0</text:p>
          </table:table-cell>
          <table:table-cell table:formula="of:=IF(LEN([.J47])=0;1;POWER(2;BIN2DEC([.J47])))" office:value-type="float" office:value="1" calcext:value-type="float">
            <text:p>1</text:p>
          </table:table-cell>
          <table:table-cell table:formula="of:=RIGHT([.I47];LEN([.I47])-LEN([.J47]))">
            <text:p/>
          </table:table-cell>
          <table:table-cell table:formula="of:=IF(LEN([.L47])=0;0;BIN2DEC([.L47])/POWER(2;LEN([.L47])))" office:value-type="float" office:value="0" calcext:value-type="float">
            <text:p>0</text:p>
          </table:table-cell>
          <table:table-cell table:formula="of:=1+[.M47]" office:value-type="float" office:value="1" calcext:value-type="float">
            <text:p>1</text:p>
          </table:table-cell>
          <table:table-cell table:style-name="ce12" table:formula="of:=[.C47]*[.H47]*[.K47]*[.N47]" office:value-type="float" office:value="-16" calcext:value-type="float">
            <text:p>-16</text:p>
          </table:table-cell>
          <table:table-cell table:formula="of:=-[.P39]" office:value-type="float" office:value="-16" calcext:value-type="float">
            <text:p>-16</text:p>
          </table:table-cell>
        </table:table-row>
        <table:table-row table:style-name="ro2">
          <table:table-cell table:formula="of:=[.A47]+1" office:value-type="float" office:value="37" calcext:value-type="float">
            <text:p>37</text:p>
          </table:table-cell>
          <table:table-cell table:formula="of:=DEC2BIN([.A48];[.$A$4])" office:value-type="string" office:string-value="100101" calcext:value-type="string">
            <text:p>1001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0101" calcext:value-type="string">
            <text:p>00101</text:p>
          </table:table-cell>
          <table:table-cell table:formula="of:=RIGHT(DEC2BIN(-BIN2DEC([.D48]);LEN([.D48]));LEN([.D48]))" office:value-type="string" office:string-value="11011" calcext:value-type="string">
            <text:p>11011</text:p>
          </table:table-cell>
          <table:table-cell table:formula="of:=LEFT([.E48];3)" office:value-type="string" office:string-value="110" calcext:value-type="string">
            <text:p>110</text:p>
          </table:table-cell>
          <table:table-cell table:formula="of:=LEN([.F48])-2" office:value-type="float" office:value="1" calcext:value-type="float">
            <text:p>1</text:p>
          </table:table-cell>
          <table:table-cell table:formula="of:=POWER([.$D$5];[.G48])" office:value-type="float" office:value="4" calcext:value-type="float">
            <text:p>4</text:p>
          </table:table-cell>
          <table:table-cell table:formula="of:=RIGHT([.E48];LEN([.E48])-LEN([.F48]))" office:value-type="string" office:string-value="11" calcext:value-type="string">
            <text:p>11</text:p>
          </table:table-cell>
          <table:table-cell table:formula="of:=LEFT([.I48];MIN(LEN([.I48]);[.$C$5]))" office:value-type="string" office:string-value="1" calcext:value-type="string">
            <text:p>1</text:p>
          </table:table-cell>
          <table:table-cell table:formula="of:=IF(LEN([.J48])=0;1;POWER(2;BIN2DEC([.J48])))" office:value-type="float" office:value="2" calcext:value-type="float">
            <text:p>2</text:p>
          </table:table-cell>
          <table:table-cell table:formula="of:=RIGHT([.I48];LEN([.I48])-LEN([.J48]))" office:value-type="string" office:string-value="1" calcext:value-type="string">
            <text:p>1</text:p>
          </table:table-cell>
          <table:table-cell table:formula="of:=IF(LEN([.L48])=0;0;BIN2DEC([.L48])/POWER(2;LEN([.L48])))" office:value-type="float" office:value="0.5" calcext:value-type="float">
            <text:p>0.5</text:p>
          </table:table-cell>
          <table:table-cell table:formula="of:=1+[.M48]" office:value-type="float" office:value="1.5" calcext:value-type="float">
            <text:p>1.5</text:p>
          </table:table-cell>
          <table:table-cell table:style-name="ce12" table:formula="of:=[.C48]*[.H48]*[.K48]*[.N48]" office:value-type="float" office:value="-12" calcext:value-type="float">
            <text:p>-12</text:p>
          </table:table-cell>
          <table:table-cell table:formula="of:=-[.P38]" office:value-type="float" office:value="-12" calcext:value-type="float">
            <text:p>-12</text:p>
          </table:table-cell>
        </table:table-row>
        <table:table-row table:style-name="ro2">
          <table:table-cell table:formula="of:=[.A48]+1" office:value-type="float" office:value="38" calcext:value-type="float">
            <text:p>38</text:p>
          </table:table-cell>
          <table:table-cell table:formula="of:=DEC2BIN([.A49];[.$A$4])" office:value-type="string" office:string-value="100110" calcext:value-type="string">
            <text:p>1001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0110" calcext:value-type="string">
            <text:p>00110</text:p>
          </table:table-cell>
          <table:table-cell table:formula="of:=RIGHT(DEC2BIN(-BIN2DEC([.D49]);LEN([.D49]));LEN([.D49]))" office:value-type="string" office:string-value="11010" calcext:value-type="string">
            <text:p>11010</text:p>
          </table:table-cell>
          <table:table-cell table:formula="of:=LEFT([.E49];3)" office:value-type="string" office:string-value="110" calcext:value-type="string">
            <text:p>110</text:p>
          </table:table-cell>
          <table:table-cell table:formula="of:=LEN([.F49])-2" office:value-type="float" office:value="1" calcext:value-type="float">
            <text:p>1</text:p>
          </table:table-cell>
          <table:table-cell table:formula="of:=POWER([.$D$5];[.G49])" office:value-type="float" office:value="4" calcext:value-type="float">
            <text:p>4</text:p>
          </table:table-cell>
          <table:table-cell table:formula="of:=RIGHT([.E49];LEN([.E49])-LEN([.F49]))" office:value-type="string" office:string-value="10" calcext:value-type="string">
            <text:p>10</text:p>
          </table:table-cell>
          <table:table-cell table:formula="of:=LEFT([.I49];MIN(LEN([.I49]);[.$C$5]))" office:value-type="string" office:string-value="1" calcext:value-type="string">
            <text:p>1</text:p>
          </table:table-cell>
          <table:table-cell table:formula="of:=IF(LEN([.J49])=0;1;POWER(2;BIN2DEC([.J49])))" office:value-type="float" office:value="2" calcext:value-type="float">
            <text:p>2</text:p>
          </table:table-cell>
          <table:table-cell table:formula="of:=RIGHT([.I49];LEN([.I49])-LEN([.J49]))" office:value-type="string" office:string-value="0" calcext:value-type="string">
            <text:p>0</text:p>
          </table:table-cell>
          <table:table-cell table:formula="of:=IF(LEN([.L49])=0;0;BIN2DEC([.L49])/POWER(2;LEN([.L49])))" office:value-type="float" office:value="0" calcext:value-type="float">
            <text:p>0</text:p>
          </table:table-cell>
          <table:table-cell table:formula="of:=1+[.M49]" office:value-type="float" office:value="1" calcext:value-type="float">
            <text:p>1</text:p>
          </table:table-cell>
          <table:table-cell table:style-name="ce12" table:formula="of:=[.C49]*[.H49]*[.K49]*[.N49]" office:value-type="float" office:value="-8" calcext:value-type="float">
            <text:p>-8</text:p>
          </table:table-cell>
          <table:table-cell table:formula="of:=-[.P37]" office:value-type="float" office:value="-8" calcext:value-type="float">
            <text:p>-8</text:p>
          </table:table-cell>
        </table:table-row>
        <table:table-row table:style-name="ro2">
          <table:table-cell table:formula="of:=[.A49]+1" office:value-type="float" office:value="39" calcext:value-type="float">
            <text:p>39</text:p>
          </table:table-cell>
          <table:table-cell table:formula="of:=DEC2BIN([.A50];[.$A$4])" office:value-type="string" office:string-value="100111" calcext:value-type="string">
            <text:p>1001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0111" calcext:value-type="string">
            <text:p>00111</text:p>
          </table:table-cell>
          <table:table-cell table:formula="of:=RIGHT(DEC2BIN(-BIN2DEC([.D50]);LEN([.D50]));LEN([.D50]))" office:value-type="string" office:string-value="11001" calcext:value-type="string">
            <text:p>11001</text:p>
          </table:table-cell>
          <table:table-cell table:formula="of:=LEFT([.E50];3)" office:value-type="string" office:string-value="110" calcext:value-type="string">
            <text:p>110</text:p>
          </table:table-cell>
          <table:table-cell table:formula="of:=LEN([.F50])-2" office:value-type="float" office:value="1" calcext:value-type="float">
            <text:p>1</text:p>
          </table:table-cell>
          <table:table-cell table:formula="of:=POWER([.$D$5];[.G50])" office:value-type="float" office:value="4" calcext:value-type="float">
            <text:p>4</text:p>
          </table:table-cell>
          <table:table-cell table:formula="of:=RIGHT([.E50];LEN([.E50])-LEN([.F50]))" office:value-type="string" office:string-value="01" calcext:value-type="string">
            <text:p>01</text:p>
          </table:table-cell>
          <table:table-cell table:formula="of:=LEFT([.I50];MIN(LEN([.I50]);[.$C$5]))" office:value-type="string" office:string-value="0" calcext:value-type="string">
            <text:p>0</text:p>
          </table:table-cell>
          <table:table-cell table:formula="of:=IF(LEN([.J50])=0;1;POWER(2;BIN2DEC([.J50])))" office:value-type="float" office:value="1" calcext:value-type="float">
            <text:p>1</text:p>
          </table:table-cell>
          <table:table-cell table:formula="of:=RIGHT([.I50];LEN([.I50])-LEN([.J50]))" office:value-type="string" office:string-value="1" calcext:value-type="string">
            <text:p>1</text:p>
          </table:table-cell>
          <table:table-cell table:formula="of:=IF(LEN([.L50])=0;0;BIN2DEC([.L50])/POWER(2;LEN([.L50])))" office:value-type="float" office:value="0.5" calcext:value-type="float">
            <text:p>0.5</text:p>
          </table:table-cell>
          <table:table-cell table:formula="of:=1+[.M50]" office:value-type="float" office:value="1.5" calcext:value-type="float">
            <text:p>1.5</text:p>
          </table:table-cell>
          <table:table-cell table:style-name="ce12" table:formula="of:=[.C50]*[.H50]*[.K50]*[.N50]" office:value-type="float" office:value="-6" calcext:value-type="float">
            <text:p>-6</text:p>
          </table:table-cell>
          <table:table-cell table:formula="of:=-[.P36]" office:value-type="float" office:value="-6" calcext:value-type="float">
            <text:p>-6</text:p>
          </table:table-cell>
        </table:table-row>
        <table:table-row table:style-name="ro2">
          <table:table-cell table:formula="of:=[.A50]+1" office:value-type="float" office:value="40" calcext:value-type="float">
            <text:p>40</text:p>
          </table:table-cell>
          <table:table-cell table:formula="of:=DEC2BIN([.A51];[.$A$4])" office:value-type="string" office:string-value="101000" calcext:value-type="string">
            <text:p>1010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000" calcext:value-type="string">
            <text:p>01000</text:p>
          </table:table-cell>
          <table:table-cell table:formula="of:=RIGHT(DEC2BIN(-BIN2DEC([.D51]);LEN([.D51]));LEN([.D51]))" office:value-type="string" office:string-value="11000" calcext:value-type="string">
            <text:p>11000</text:p>
          </table:table-cell>
          <table:table-cell table:formula="of:=LEFT([.E51];3)" office:value-type="string" office:string-value="110" calcext:value-type="string">
            <text:p>110</text:p>
          </table:table-cell>
          <table:table-cell table:formula="of:=LEN([.F51])-2" office:value-type="float" office:value="1" calcext:value-type="float">
            <text:p>1</text:p>
          </table:table-cell>
          <table:table-cell table:formula="of:=POWER([.$D$5];[.G51])" office:value-type="float" office:value="4" calcext:value-type="float">
            <text:p>4</text:p>
          </table:table-cell>
          <table:table-cell table:formula="of:=RIGHT([.E51];LEN([.E51])-LEN([.F51]))" office:value-type="string" office:string-value="00" calcext:value-type="string">
            <text:p>00</text:p>
          </table:table-cell>
          <table:table-cell table:formula="of:=LEFT([.I51];MIN(LEN([.I51]);[.$C$5]))" office:value-type="string" office:string-value="0" calcext:value-type="string">
            <text:p>0</text:p>
          </table:table-cell>
          <table:table-cell table:formula="of:=IF(LEN([.J51])=0;1;POWER(2;BIN2DEC([.J51])))" office:value-type="float" office:value="1" calcext:value-type="float">
            <text:p>1</text:p>
          </table:table-cell>
          <table:table-cell table:formula="of:=RIGHT([.I51];LEN([.I51])-LEN([.J51]))" office:value-type="string" office:string-value="0" calcext:value-type="string">
            <text:p>0</text:p>
          </table:table-cell>
          <table:table-cell table:formula="of:=IF(LEN([.L51])=0;0;BIN2DEC([.L51])/POWER(2;LEN([.L51])))" office:value-type="float" office:value="0" calcext:value-type="float">
            <text:p>0</text:p>
          </table:table-cell>
          <table:table-cell table:formula="of:=1+[.M51]" office:value-type="float" office:value="1" calcext:value-type="float">
            <text:p>1</text:p>
          </table:table-cell>
          <table:table-cell table:style-name="ce12" table:formula="of:=[.C51]*[.H51]*[.K51]*[.N51]" office:value-type="float" office:value="-4" calcext:value-type="float">
            <text:p>-4</text:p>
          </table:table-cell>
          <table:table-cell table:formula="of:=-[.P35]" office:value-type="float" office:value="-4" calcext:value-type="float">
            <text:p>-4</text:p>
          </table:table-cell>
        </table:table-row>
        <table:table-row table:style-name="ro2">
          <table:table-cell table:formula="of:=[.A51]+1" office:value-type="float" office:value="41" calcext:value-type="float">
            <text:p>41</text:p>
          </table:table-cell>
          <table:table-cell table:formula="of:=DEC2BIN([.A52];[.$A$4])" office:value-type="string" office:string-value="101001" calcext:value-type="string">
            <text:p>1010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001" calcext:value-type="string">
            <text:p>01001</text:p>
          </table:table-cell>
          <table:table-cell table:formula="of:=RIGHT(DEC2BIN(-BIN2DEC([.D52]);LEN([.D52]));LEN([.D52]))" office:value-type="string" office:string-value="10111" calcext:value-type="string">
            <text:p>10111</text:p>
          </table:table-cell>
          <table:table-cell table:formula="of:=LEFT([.E52];2)" office:value-type="string" office:string-value="10" calcext:value-type="string">
            <text:p>10</text:p>
          </table:table-cell>
          <table:table-cell table:formula="of:=LEN([.F52])-2" office:value-type="float" office:value="0" calcext:value-type="float">
            <text:p>0</text:p>
          </table:table-cell>
          <table:table-cell table:formula="of:=POWER([.$D$5];[.G52])" office:value-type="float" office:value="1" calcext:value-type="float">
            <text:p>1</text:p>
          </table:table-cell>
          <table:table-cell table:formula="of:=RIGHT([.E52];LEN([.E52])-LEN([.F52]))" office:value-type="string" office:string-value="111" calcext:value-type="string">
            <text:p>111</text:p>
          </table:table-cell>
          <table:table-cell table:formula="of:=LEFT([.I52];MIN(LEN([.I52]);[.$C$5]))" office:value-type="string" office:string-value="1" calcext:value-type="string">
            <text:p>1</text:p>
          </table:table-cell>
          <table:table-cell table:formula="of:=IF(LEN([.J52])=0;1;POWER(2;BIN2DEC([.J52])))" office:value-type="float" office:value="2" calcext:value-type="float">
            <text:p>2</text:p>
          </table:table-cell>
          <table:table-cell table:formula="of:=RIGHT([.I52];LEN([.I52])-LEN([.J52]))" office:value-type="string" office:string-value="11" calcext:value-type="string">
            <text:p>11</text:p>
          </table:table-cell>
          <table:table-cell table:formula="of:=IF(LEN([.L52])=0;0;BIN2DEC([.L52])/POWER(2;LEN([.L52])))" office:value-type="float" office:value="0.75" calcext:value-type="float">
            <text:p>0.75</text:p>
          </table:table-cell>
          <table:table-cell table:formula="of:=1+[.M52]" office:value-type="float" office:value="1.75" calcext:value-type="float">
            <text:p>1.75</text:p>
          </table:table-cell>
          <table:table-cell table:style-name="ce12" table:formula="of:=[.C52]*[.H52]*[.K52]*[.N52]" office:value-type="float" office:value="-3.5" calcext:value-type="float">
            <text:p>-3.5</text:p>
          </table:table-cell>
          <table:table-cell table:formula="of:=-[.P34]" office:value-type="float" office:value="-3.5" calcext:value-type="float">
            <text:p>-3.5</text:p>
          </table:table-cell>
        </table:table-row>
        <table:table-row table:style-name="ro2">
          <table:table-cell table:formula="of:=[.A52]+1" office:value-type="float" office:value="42" calcext:value-type="float">
            <text:p>42</text:p>
          </table:table-cell>
          <table:table-cell table:formula="of:=DEC2BIN([.A53];[.$A$4])" office:value-type="string" office:string-value="101010" calcext:value-type="string">
            <text:p>1010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010" calcext:value-type="string">
            <text:p>01010</text:p>
          </table:table-cell>
          <table:table-cell table:formula="of:=RIGHT(DEC2BIN(-BIN2DEC([.D53]);LEN([.D53]));LEN([.D53]))" office:value-type="string" office:string-value="10110" calcext:value-type="string">
            <text:p>10110</text:p>
          </table:table-cell>
          <table:table-cell table:formula="of:=LEFT([.E53];2)" office:value-type="string" office:string-value="10" calcext:value-type="string">
            <text:p>10</text:p>
          </table:table-cell>
          <table:table-cell table:formula="of:=LEN([.F53])-2" office:value-type="float" office:value="0" calcext:value-type="float">
            <text:p>0</text:p>
          </table:table-cell>
          <table:table-cell table:formula="of:=POWER([.$D$5];[.G53])" office:value-type="float" office:value="1" calcext:value-type="float">
            <text:p>1</text:p>
          </table:table-cell>
          <table:table-cell table:formula="of:=RIGHT([.E53];LEN([.E53])-LEN([.F53]))" office:value-type="string" office:string-value="110" calcext:value-type="string">
            <text:p>110</text:p>
          </table:table-cell>
          <table:table-cell table:formula="of:=LEFT([.I53];MIN(LEN([.I53]);[.$C$5]))" office:value-type="string" office:string-value="1" calcext:value-type="string">
            <text:p>1</text:p>
          </table:table-cell>
          <table:table-cell table:formula="of:=IF(LEN([.J53])=0;1;POWER(2;BIN2DEC([.J53])))" office:value-type="float" office:value="2" calcext:value-type="float">
            <text:p>2</text:p>
          </table:table-cell>
          <table:table-cell table:formula="of:=RIGHT([.I53];LEN([.I53])-LEN([.J53]))" office:value-type="string" office:string-value="10" calcext:value-type="string">
            <text:p>10</text:p>
          </table:table-cell>
          <table:table-cell table:formula="of:=IF(LEN([.L53])=0;0;BIN2DEC([.L53])/POWER(2;LEN([.L53])))" office:value-type="float" office:value="0.5" calcext:value-type="float">
            <text:p>0.5</text:p>
          </table:table-cell>
          <table:table-cell table:formula="of:=1+[.M53]" office:value-type="float" office:value="1.5" calcext:value-type="float">
            <text:p>1.5</text:p>
          </table:table-cell>
          <table:table-cell table:style-name="ce12" table:formula="of:=[.C53]*[.H53]*[.K53]*[.N53]" office:value-type="float" office:value="-3" calcext:value-type="float">
            <text:p>-3</text:p>
          </table:table-cell>
          <table:table-cell table:formula="of:=-[.P33]" office:value-type="float" office:value="-3" calcext:value-type="float">
            <text:p>-3</text:p>
          </table:table-cell>
        </table:table-row>
        <table:table-row table:style-name="ro2">
          <table:table-cell table:formula="of:=[.A53]+1" office:value-type="float" office:value="43" calcext:value-type="float">
            <text:p>43</text:p>
          </table:table-cell>
          <table:table-cell table:formula="of:=DEC2BIN([.A54];[.$A$4])" office:value-type="string" office:string-value="101011" calcext:value-type="string">
            <text:p>1010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011" calcext:value-type="string">
            <text:p>01011</text:p>
          </table:table-cell>
          <table:table-cell table:formula="of:=RIGHT(DEC2BIN(-BIN2DEC([.D54]);LEN([.D54]));LEN([.D54]))" office:value-type="string" office:string-value="10101" calcext:value-type="string">
            <text:p>10101</text:p>
          </table:table-cell>
          <table:table-cell table:formula="of:=LEFT([.E54];2)" office:value-type="string" office:string-value="10" calcext:value-type="string">
            <text:p>10</text:p>
          </table:table-cell>
          <table:table-cell table:formula="of:=LEN([.F54])-2" office:value-type="float" office:value="0" calcext:value-type="float">
            <text:p>0</text:p>
          </table:table-cell>
          <table:table-cell table:formula="of:=POWER([.$D$5];[.G54])" office:value-type="float" office:value="1" calcext:value-type="float">
            <text:p>1</text:p>
          </table:table-cell>
          <table:table-cell table:formula="of:=RIGHT([.E54];LEN([.E54])-LEN([.F54]))" office:value-type="string" office:string-value="101" calcext:value-type="string">
            <text:p>101</text:p>
          </table:table-cell>
          <table:table-cell table:formula="of:=LEFT([.I54];MIN(LEN([.I54]);[.$C$5]))" office:value-type="string" office:string-value="1" calcext:value-type="string">
            <text:p>1</text:p>
          </table:table-cell>
          <table:table-cell table:formula="of:=IF(LEN([.J54])=0;1;POWER(2;BIN2DEC([.J54])))" office:value-type="float" office:value="2" calcext:value-type="float">
            <text:p>2</text:p>
          </table:table-cell>
          <table:table-cell table:formula="of:=RIGHT([.I54];LEN([.I54])-LEN([.J54]))" office:value-type="string" office:string-value="01" calcext:value-type="string">
            <text:p>01</text:p>
          </table:table-cell>
          <table:table-cell table:formula="of:=IF(LEN([.L54])=0;0;BIN2DEC([.L54])/POWER(2;LEN([.L54])))" office:value-type="float" office:value="0.25" calcext:value-type="float">
            <text:p>0.25</text:p>
          </table:table-cell>
          <table:table-cell table:formula="of:=1+[.M54]" office:value-type="float" office:value="1.25" calcext:value-type="float">
            <text:p>1.25</text:p>
          </table:table-cell>
          <table:table-cell table:style-name="ce12" table:formula="of:=[.C54]*[.H54]*[.K54]*[.N54]" office:value-type="float" office:value="-2.5" calcext:value-type="float">
            <text:p>-2.5</text:p>
          </table:table-cell>
          <table:table-cell table:formula="of:=-[.P32]" office:value-type="float" office:value="-2.5" calcext:value-type="float">
            <text:p>-2.5</text:p>
          </table:table-cell>
        </table:table-row>
        <table:table-row table:style-name="ro2">
          <table:table-cell table:formula="of:=[.A54]+1" office:value-type="float" office:value="44" calcext:value-type="float">
            <text:p>44</text:p>
          </table:table-cell>
          <table:table-cell table:formula="of:=DEC2BIN([.A55];[.$A$4])" office:value-type="string" office:string-value="101100" calcext:value-type="string">
            <text:p>1011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01100" calcext:value-type="string">
            <text:p>01100</text:p>
          </table:table-cell>
          <table:table-cell table:formula="of:=RIGHT(DEC2BIN(-BIN2DEC([.D55]);LEN([.D55]));LEN([.D55]))" office:value-type="string" office:string-value="10100" calcext:value-type="string">
            <text:p>10100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LEN([.F55])-2" office:value-type="float" office:value="0" calcext:value-type="float">
            <text:p>0</text:p>
          </table:table-cell>
          <table:table-cell table:formula="of:=POWER([.$D$5];[.G55])" office:value-type="float" office:value="1" calcext:value-type="float">
            <text:p>1</text:p>
          </table:table-cell>
          <table:table-cell table:formula="of:=RIGHT([.E55];LEN([.E55])-LEN([.F55]))" office:value-type="string" office:string-value="100" calcext:value-type="string">
            <text:p>100</text:p>
          </table:table-cell>
          <table:table-cell table:formula="of:=LEFT([.I55];MIN(LEN([.I55]);[.$C$5]))" office:value-type="string" office:string-value="1" calcext:value-type="string">
            <text:p>1</text:p>
          </table:table-cell>
          <table:table-cell table:formula="of:=IF(LEN([.J55])=0;1;POWER(2;BIN2DEC([.J55])))" office:value-type="float" office:value="2" calcext:value-type="float">
            <text:p>2</text:p>
          </table:table-cell>
          <table:table-cell table:formula="of:=RIGHT([.I55];LEN([.I55])-LEN([.J55]))" office:value-type="string" office:string-value="00" calcext:value-type="string">
            <text:p>00</text:p>
          </table:table-cell>
          <table:table-cell table:formula="of:=IF(LEN([.L55])=0;0;BIN2DEC([.L55])/POWER(2;LEN([.L55])))" office:value-type="float" office:value="0" calcext:value-type="float">
            <text:p>0</text:p>
          </table:table-cell>
          <table:table-cell table:formula="of:=1+[.M55]" office:value-type="float" office:value="1" calcext:value-type="float">
            <text:p>1</text:p>
          </table:table-cell>
          <table:table-cell table:style-name="ce12" table:formula="of:=[.C55]*[.H55]*[.K55]*[.N55]" office:value-type="float" office:value="-2" calcext:value-type="float">
            <text:p>-2</text:p>
          </table:table-cell>
          <table:table-cell table:formula="of:=-[.P31]" office:value-type="float" office:value="-2" calcext:value-type="float">
            <text:p>-2</text:p>
          </table:table-cell>
        </table:table-row>
        <table:table-row table:style-name="ro2">
          <table:table-cell table:formula="of:=[.A55]+1" office:value-type="float" office:value="45" calcext:value-type="float">
            <text:p>45</text:p>
          </table:table-cell>
          <table:table-cell table:formula="of:=DEC2BIN([.A56];[.$A$4])" office:value-type="string" office:string-value="101101" calcext:value-type="string">
            <text:p>1011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01101" calcext:value-type="string">
            <text:p>01101</text:p>
          </table:table-cell>
          <table:table-cell table:formula="of:=RIGHT(DEC2BIN(-BIN2DEC([.D56]);LEN([.D56]));LEN([.D56]))" office:value-type="string" office:string-value="10011" calcext:value-type="string">
            <text:p>10011</text:p>
          </table:table-cell>
          <table:table-cell table:formula="of:=LEFT([.E56];2)" office:value-type="string" office:string-value="10" calcext:value-type="string">
            <text:p>10</text:p>
          </table:table-cell>
          <table:table-cell table:formula="of:=LEN([.F56])-2" office:value-type="float" office:value="0" calcext:value-type="float">
            <text:p>0</text:p>
          </table:table-cell>
          <table:table-cell table:formula="of:=POWER([.$D$5];[.G56])" office:value-type="float" office:value="1" calcext:value-type="float">
            <text:p>1</text:p>
          </table:table-cell>
          <table:table-cell table:formula="of:=RIGHT([.E56];LEN([.E56])-LEN([.F56]))" office:value-type="string" office:string-value="011" calcext:value-type="string">
            <text:p>011</text:p>
          </table:table-cell>
          <table:table-cell table:formula="of:=LEFT([.I56];MIN(LEN([.I56]);[.$C$5]))" office:value-type="string" office:string-value="0" calcext:value-type="string">
            <text:p>0</text:p>
          </table:table-cell>
          <table:table-cell table:formula="of:=IF(LEN([.J56])=0;1;POWER(2;BIN2DEC([.J56])))" office:value-type="float" office:value="1" calcext:value-type="float">
            <text:p>1</text:p>
          </table:table-cell>
          <table:table-cell table:formula="of:=RIGHT([.I56];LEN([.I56])-LEN([.J56]))" office:value-type="string" office:string-value="11" calcext:value-type="string">
            <text:p>11</text:p>
          </table:table-cell>
          <table:table-cell table:formula="of:=IF(LEN([.L56])=0;0;BIN2DEC([.L56])/POWER(2;LEN([.L56])))" office:value-type="float" office:value="0.75" calcext:value-type="float">
            <text:p>0.75</text:p>
          </table:table-cell>
          <table:table-cell table:formula="of:=1+[.M56]" office:value-type="float" office:value="1.75" calcext:value-type="float">
            <text:p>1.75</text:p>
          </table:table-cell>
          <table:table-cell table:style-name="ce12" table:formula="of:=[.C56]*[.H56]*[.K56]*[.N56]" office:value-type="float" office:value="-1.75" calcext:value-type="float">
            <text:p>-1.75</text:p>
          </table:table-cell>
          <table:table-cell table:formula="of:=-[.P30]" office:value-type="float" office:value="-1.75" calcext:value-type="float">
            <text:p>-1.75</text:p>
          </table:table-cell>
        </table:table-row>
        <table:table-row table:style-name="ro2">
          <table:table-cell table:formula="of:=[.A56]+1" office:value-type="float" office:value="46" calcext:value-type="float">
            <text:p>46</text:p>
          </table:table-cell>
          <table:table-cell table:formula="of:=DEC2BIN([.A57];[.$A$4])" office:value-type="string" office:string-value="101110" calcext:value-type="string">
            <text:p>1011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01110" calcext:value-type="string">
            <text:p>01110</text:p>
          </table:table-cell>
          <table:table-cell table:formula="of:=RIGHT(DEC2BIN(-BIN2DEC([.D57]);LEN([.D57]));LEN([.D57]))" office:value-type="string" office:string-value="10010" calcext:value-type="string">
            <text:p>10010</text:p>
          </table:table-cell>
          <table:table-cell table:formula="of:=LEFT([.E57];2)" office:value-type="string" office:string-value="10" calcext:value-type="string">
            <text:p>10</text:p>
          </table:table-cell>
          <table:table-cell table:formula="of:=LEN([.F57])-2" office:value-type="float" office:value="0" calcext:value-type="float">
            <text:p>0</text:p>
          </table:table-cell>
          <table:table-cell table:formula="of:=POWER([.$D$5];[.G57])" office:value-type="float" office:value="1" calcext:value-type="float">
            <text:p>1</text:p>
          </table:table-cell>
          <table:table-cell table:formula="of:=RIGHT([.E57];LEN([.E57])-LEN([.F57]))" office:value-type="string" office:string-value="010" calcext:value-type="string">
            <text:p>010</text:p>
          </table:table-cell>
          <table:table-cell table:formula="of:=LEFT([.I57];MIN(LEN([.I57]);[.$C$5]))" office:value-type="string" office:string-value="0" calcext:value-type="string">
            <text:p>0</text:p>
          </table:table-cell>
          <table:table-cell table:formula="of:=IF(LEN([.J57])=0;1;POWER(2;BIN2DEC([.J57])))" office:value-type="float" office:value="1" calcext:value-type="float">
            <text:p>1</text:p>
          </table:table-cell>
          <table:table-cell table:formula="of:=RIGHT([.I57];LEN([.I57])-LEN([.J57]))" office:value-type="string" office:string-value="10" calcext:value-type="string">
            <text:p>10</text:p>
          </table:table-cell>
          <table:table-cell table:formula="of:=IF(LEN([.L57])=0;0;BIN2DEC([.L57])/POWER(2;LEN([.L57])))" office:value-type="float" office:value="0.5" calcext:value-type="float">
            <text:p>0.5</text:p>
          </table:table-cell>
          <table:table-cell table:formula="of:=1+[.M57]" office:value-type="float" office:value="1.5" calcext:value-type="float">
            <text:p>1.5</text:p>
          </table:table-cell>
          <table:table-cell table:style-name="ce12" table:formula="of:=[.C57]*[.H57]*[.K57]*[.N57]" office:value-type="float" office:value="-1.5" calcext:value-type="float">
            <text:p>-1.5</text:p>
          </table:table-cell>
          <table:table-cell table:formula="of:=-[.P29]" office:value-type="float" office:value="-1.5" calcext:value-type="float">
            <text:p>-1.5</text:p>
          </table:table-cell>
        </table:table-row>
        <table:table-row table:style-name="ro2">
          <table:table-cell table:formula="of:=[.A57]+1" office:value-type="float" office:value="47" calcext:value-type="float">
            <text:p>47</text:p>
          </table:table-cell>
          <table:table-cell table:formula="of:=DEC2BIN([.A58];[.$A$4])" office:value-type="string" office:string-value="101111" calcext:value-type="string">
            <text:p>1011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01111" calcext:value-type="string">
            <text:p>01111</text:p>
          </table:table-cell>
          <table:table-cell table:formula="of:=RIGHT(DEC2BIN(-BIN2DEC([.D58]);LEN([.D58]));LEN([.D58]))" office:value-type="string" office:string-value="10001" calcext:value-type="string">
            <text:p>10001</text:p>
          </table:table-cell>
          <table:table-cell table:formula="of:=LEFT([.E58];2)" office:value-type="string" office:string-value="10" calcext:value-type="string">
            <text:p>10</text:p>
          </table:table-cell>
          <table:table-cell table:formula="of:=LEN([.F58])-2" office:value-type="float" office:value="0" calcext:value-type="float">
            <text:p>0</text:p>
          </table:table-cell>
          <table:table-cell table:formula="of:=POWER([.$D$5];[.G58])" office:value-type="float" office:value="1" calcext:value-type="float">
            <text:p>1</text:p>
          </table:table-cell>
          <table:table-cell table:formula="of:=RIGHT([.E58];LEN([.E58])-LEN([.F58]))" office:value-type="string" office:string-value="001" calcext:value-type="string">
            <text:p>001</text:p>
          </table:table-cell>
          <table:table-cell table:formula="of:=LEFT([.I58];MIN(LEN([.I58]);[.$C$5]))" office:value-type="string" office:string-value="0" calcext:value-type="string">
            <text:p>0</text:p>
          </table:table-cell>
          <table:table-cell table:formula="of:=IF(LEN([.J58])=0;1;POWER(2;BIN2DEC([.J58])))" office:value-type="float" office:value="1" calcext:value-type="float">
            <text:p>1</text:p>
          </table:table-cell>
          <table:table-cell table:formula="of:=RIGHT([.I58];LEN([.I58])-LEN([.J58]))" office:value-type="string" office:string-value="01" calcext:value-type="string">
            <text:p>01</text:p>
          </table:table-cell>
          <table:table-cell table:formula="of:=IF(LEN([.L58])=0;0;BIN2DEC([.L58])/POWER(2;LEN([.L58])))" office:value-type="float" office:value="0.25" calcext:value-type="float">
            <text:p>0.25</text:p>
          </table:table-cell>
          <table:table-cell table:formula="of:=1+[.M58]" office:value-type="float" office:value="1.25" calcext:value-type="float">
            <text:p>1.25</text:p>
          </table:table-cell>
          <table:table-cell table:style-name="ce12" table:formula="of:=[.C58]*[.H58]*[.K58]*[.N58]" office:value-type="float" office:value="-1.25" calcext:value-type="float">
            <text:p>-1.25</text:p>
          </table:table-cell>
          <table:table-cell table:formula="of:=-[.P28]" office:value-type="float" office:value="-1.25" calcext:value-type="float">
            <text:p>-1.25</text:p>
          </table:table-cell>
        </table:table-row>
        <table:table-row table:style-name="ro2">
          <table:table-cell table:formula="of:=[.A58]+1" office:value-type="float" office:value="48" calcext:value-type="float">
            <text:p>48</text:p>
          </table:table-cell>
          <table:table-cell table:formula="of:=DEC2BIN([.A59];[.$A$4])" office:value-type="string" office:string-value="110000" calcext:value-type="string">
            <text:p>1100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000" calcext:value-type="string">
            <text:p>10000</text:p>
          </table:table-cell>
          <table:table-cell table:formula="of:=RIGHT(DEC2BIN(-BIN2DEC([.D59]);LEN([.D59]));LEN([.D59]))" office:value-type="string" office:string-value="10000" calcext:value-type="string">
            <text:p>10000</text:p>
          </table:table-cell>
          <table:table-cell table:formula="of:=LEFT([.E59];2)" office:value-type="string" office:string-value="10" calcext:value-type="string">
            <text:p>10</text:p>
          </table:table-cell>
          <table:table-cell table:formula="of:=LEN([.F59])-2" office:value-type="float" office:value="0" calcext:value-type="float">
            <text:p>0</text:p>
          </table:table-cell>
          <table:table-cell table:formula="of:=POWER([.$D$5];[.G59])" office:value-type="float" office:value="1" calcext:value-type="float">
            <text:p>1</text:p>
          </table:table-cell>
          <table:table-cell table:formula="of:=RIGHT([.E59];LEN([.E59])-LEN([.F59]))" office:value-type="string" office:string-value="000" calcext:value-type="string">
            <text:p>000</text:p>
          </table:table-cell>
          <table:table-cell table:formula="of:=LEFT([.I59];MIN(LEN([.I59]);[.$C$5]))" office:value-type="string" office:string-value="0" calcext:value-type="string">
            <text:p>0</text:p>
          </table:table-cell>
          <table:table-cell table:formula="of:=IF(LEN([.J59])=0;1;POWER(2;BIN2DEC([.J59])))" office:value-type="float" office:value="1" calcext:value-type="float">
            <text:p>1</text:p>
          </table:table-cell>
          <table:table-cell table:formula="of:=RIGHT([.I59];LEN([.I59])-LEN([.J59]))" office:value-type="string" office:string-value="00" calcext:value-type="string">
            <text:p>00</text:p>
          </table:table-cell>
          <table:table-cell table:formula="of:=IF(LEN([.L59])=0;0;BIN2DEC([.L59])/POWER(2;LEN([.L59])))" office:value-type="float" office:value="0" calcext:value-type="float">
            <text:p>0</text:p>
          </table:table-cell>
          <table:table-cell table:formula="of:=1+[.M59]" office:value-type="float" office:value="1" calcext:value-type="float">
            <text:p>1</text:p>
          </table:table-cell>
          <table:table-cell table:style-name="ce12" table:formula="of:=[.C59]*[.H59]*[.K59]*[.N59]" office:value-type="float" office:value="-1" calcext:value-type="float">
            <text:p>-1</text:p>
          </table:table-cell>
          <table:table-cell table:formula="of:=-[.P27]" office:value-type="float" office:value="-1" calcext:value-type="float">
            <text:p>-1</text:p>
          </table:table-cell>
        </table:table-row>
        <table:table-row table:style-name="ro2">
          <table:table-cell table:formula="of:=[.A59]+1" office:value-type="float" office:value="49" calcext:value-type="float">
            <text:p>49</text:p>
          </table:table-cell>
          <table:table-cell table:formula="of:=DEC2BIN([.A60];[.$A$4])" office:value-type="string" office:string-value="110001" calcext:value-type="string">
            <text:p>1100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001" calcext:value-type="string">
            <text:p>10001</text:p>
          </table:table-cell>
          <table:table-cell table:formula="of:=RIGHT(DEC2BIN(-BIN2DEC([.D60]);LEN([.D60]));LEN([.D60]))" office:value-type="string" office:string-value="01111" calcext:value-type="string">
            <text:p>01111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-(LEN([.F60])-1)" office:value-type="float" office:value="-1" calcext:value-type="float">
            <text:p>-1</text:p>
          </table:table-cell>
          <table:table-cell table:formula="of:=POWER([.$D$5];[.G60])" office:value-type="float" office:value="0.25" calcext:value-type="float">
            <text:p>0.25</text:p>
          </table:table-cell>
          <table:table-cell table:formula="of:=RIGHT([.E60];LEN([.E60])-LEN([.F60]))" office:value-type="string" office:string-value="111" calcext:value-type="string">
            <text:p>111</text:p>
          </table:table-cell>
          <table:table-cell table:formula="of:=LEFT([.I60];MIN(LEN([.I60]);[.$C$5]))" office:value-type="string" office:string-value="1" calcext:value-type="string">
            <text:p>1</text:p>
          </table:table-cell>
          <table:table-cell table:formula="of:=IF(LEN([.J60])=0;1;POWER(2;BIN2DEC([.J60])))" office:value-type="float" office:value="2" calcext:value-type="float">
            <text:p>2</text:p>
          </table:table-cell>
          <table:table-cell table:formula="of:=RIGHT([.I60];LEN([.I60])-LEN([.J60]))" office:value-type="string" office:string-value="11" calcext:value-type="string">
            <text:p>11</text:p>
          </table:table-cell>
          <table:table-cell table:formula="of:=IF(LEN([.L60])=0;0;BIN2DEC([.L60])/POWER(2;LEN([.L60])))" office:value-type="float" office:value="0.75" calcext:value-type="float">
            <text:p>0.75</text:p>
          </table:table-cell>
          <table:table-cell table:formula="of:=1+[.M60]" office:value-type="float" office:value="1.75" calcext:value-type="float">
            <text:p>1.75</text:p>
          </table:table-cell>
          <table:table-cell table:style-name="ce12" table:formula="of:=[.C60]*[.H60]*[.K60]*[.N60]" office:value-type="float" office:value="-0.875" calcext:value-type="float">
            <text:p>-0.875</text:p>
          </table:table-cell>
          <table:table-cell table:formula="of:=1/[.P58]" office:value-type="float" office:value="-0.8" calcext:value-type="float">
            <text:p>-0.8</text:p>
          </table:table-cell>
        </table:table-row>
        <table:table-row table:style-name="ro2">
          <table:table-cell table:formula="of:=[.A60]+1" office:value-type="float" office:value="50" calcext:value-type="float">
            <text:p>50</text:p>
          </table:table-cell>
          <table:table-cell table:formula="of:=DEC2BIN([.A61];[.$A$4])" office:value-type="string" office:string-value="110010" calcext:value-type="string">
            <text:p>1100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010" calcext:value-type="string">
            <text:p>10010</text:p>
          </table:table-cell>
          <table:table-cell table:formula="of:=RIGHT(DEC2BIN(-BIN2DEC([.D61]);LEN([.D61]));LEN([.D61]))" office:value-type="string" office:string-value="01110" calcext:value-type="string">
            <text:p>011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-(LEN([.F61])-1)" office:value-type="float" office:value="-1" calcext:value-type="float">
            <text:p>-1</text:p>
          </table:table-cell>
          <table:table-cell table:formula="of:=POWER([.$D$5];[.G61])" office:value-type="float" office:value="0.25" calcext:value-type="float">
            <text:p>0.25</text:p>
          </table:table-cell>
          <table:table-cell table:formula="of:=RIGHT([.E61];LEN([.E61])-LEN([.F61]))" office:value-type="string" office:string-value="110" calcext:value-type="string">
            <text:p>110</text:p>
          </table:table-cell>
          <table:table-cell table:formula="of:=LEFT([.I61];MIN(LEN([.I61]);[.$C$5]))" office:value-type="string" office:string-value="1" calcext:value-type="string">
            <text:p>1</text:p>
          </table:table-cell>
          <table:table-cell table:formula="of:=IF(LEN([.J61])=0;1;POWER(2;BIN2DEC([.J61])))" office:value-type="float" office:value="2" calcext:value-type="float">
            <text:p>2</text:p>
          </table:table-cell>
          <table:table-cell table:formula="of:=RIGHT([.I61];LEN([.I61])-LEN([.J61]))" office:value-type="string" office:string-value="10" calcext:value-type="string">
            <text:p>10</text:p>
          </table:table-cell>
          <table:table-cell table:formula="of:=IF(LEN([.L61])=0;0;BIN2DEC([.L61])/POWER(2;LEN([.L61])))" office:value-type="float" office:value="0.5" calcext:value-type="float">
            <text:p>0.5</text:p>
          </table:table-cell>
          <table:table-cell table:formula="of:=1+[.M61]" office:value-type="float" office:value="1.5" calcext:value-type="float">
            <text:p>1.5</text:p>
          </table:table-cell>
          <table:table-cell table:style-name="ce12" table:formula="of:=[.C61]*[.H61]*[.K61]*[.N61]" office:value-type="float" office:value="-0.75" calcext:value-type="float">
            <text:p>-0.75</text:p>
          </table:table-cell>
          <table:table-cell table:formula="of:=1/[.P57]" office:value-type="float" office:value="-0.666666666666667" calcext:value-type="float">
            <text:p>-0.666666666666667</text:p>
          </table:table-cell>
        </table:table-row>
        <table:table-row table:style-name="ro2">
          <table:table-cell table:formula="of:=[.A61]+1" office:value-type="float" office:value="51" calcext:value-type="float">
            <text:p>51</text:p>
          </table:table-cell>
          <table:table-cell table:formula="of:=DEC2BIN([.A62];[.$A$4])" office:value-type="string" office:string-value="110011" calcext:value-type="string">
            <text:p>1100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011" calcext:value-type="string">
            <text:p>10011</text:p>
          </table:table-cell>
          <table:table-cell table:formula="of:=RIGHT(DEC2BIN(-BIN2DEC([.D62]);LEN([.D62]));LEN([.D62]))" office:value-type="string" office:string-value="01101" calcext:value-type="string">
            <text:p>01101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-(LEN([.F62])-1)" office:value-type="float" office:value="-1" calcext:value-type="float">
            <text:p>-1</text:p>
          </table:table-cell>
          <table:table-cell table:formula="of:=POWER([.$D$5];[.G62])" office:value-type="float" office:value="0.25" calcext:value-type="float">
            <text:p>0.25</text:p>
          </table:table-cell>
          <table:table-cell table:formula="of:=RIGHT([.E62];LEN([.E62])-LEN([.F62]))" office:value-type="string" office:string-value="101" calcext:value-type="string">
            <text:p>101</text:p>
          </table:table-cell>
          <table:table-cell table:formula="of:=LEFT([.I62];MIN(LEN([.I62]);[.$C$5]))" office:value-type="string" office:string-value="1" calcext:value-type="string">
            <text:p>1</text:p>
          </table:table-cell>
          <table:table-cell table:formula="of:=IF(LEN([.J62])=0;1;POWER(2;BIN2DEC([.J62])))" office:value-type="float" office:value="2" calcext:value-type="float">
            <text:p>2</text:p>
          </table:table-cell>
          <table:table-cell table:formula="of:=RIGHT([.I62];LEN([.I62])-LEN([.J62]))" office:value-type="string" office:string-value="01" calcext:value-type="string">
            <text:p>01</text:p>
          </table:table-cell>
          <table:table-cell table:formula="of:=IF(LEN([.L62])=0;0;BIN2DEC([.L62])/POWER(2;LEN([.L62])))" office:value-type="float" office:value="0.25" calcext:value-type="float">
            <text:p>0.25</text:p>
          </table:table-cell>
          <table:table-cell table:formula="of:=1+[.M62]" office:value-type="float" office:value="1.25" calcext:value-type="float">
            <text:p>1.25</text:p>
          </table:table-cell>
          <table:table-cell table:style-name="ce12" table:formula="of:=[.C62]*[.H62]*[.K62]*[.N62]" office:value-type="float" office:value="-0.625" calcext:value-type="float">
            <text:p>-0.625</text:p>
          </table:table-cell>
          <table:table-cell table:formula="of:=1/[.P56]" office:value-type="float" office:value="-0.571428571428571" calcext:value-type="float">
            <text:p>-0.571428571428571</text:p>
          </table:table-cell>
        </table:table-row>
        <table:table-row table:style-name="ro2">
          <table:table-cell table:formula="of:=[.A62]+1" office:value-type="float" office:value="52" calcext:value-type="float">
            <text:p>52</text:p>
          </table:table-cell>
          <table:table-cell table:formula="of:=DEC2BIN([.A63];[.$A$4])" office:value-type="string" office:string-value="110100" calcext:value-type="string">
            <text:p>1101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0100" calcext:value-type="string">
            <text:p>10100</text:p>
          </table:table-cell>
          <table:table-cell table:formula="of:=RIGHT(DEC2BIN(-BIN2DEC([.D63]);LEN([.D63]));LEN([.D63]))" office:value-type="string" office:string-value="01100" calcext:value-type="string">
            <text:p>01100</text:p>
          </table:table-cell>
          <table:table-cell table:formula="of:=LEFT([.E63];2)" office:value-type="string" office:string-value="01" calcext:value-type="string">
            <text:p>01</text:p>
          </table:table-cell>
          <table:table-cell table:formula="of:=-(LEN([.F63])-1)" office:value-type="float" office:value="-1" calcext:value-type="float">
            <text:p>-1</text:p>
          </table:table-cell>
          <table:table-cell table:formula="of:=POWER([.$D$5];[.G63])" office:value-type="float" office:value="0.25" calcext:value-type="float">
            <text:p>0.25</text:p>
          </table:table-cell>
          <table:table-cell table:formula="of:=RIGHT([.E63];LEN([.E63])-LEN([.F63]))" office:value-type="string" office:string-value="100" calcext:value-type="string">
            <text:p>100</text:p>
          </table:table-cell>
          <table:table-cell table:formula="of:=LEFT([.I63];MIN(LEN([.I63]);[.$C$5]))" office:value-type="string" office:string-value="1" calcext:value-type="string">
            <text:p>1</text:p>
          </table:table-cell>
          <table:table-cell table:formula="of:=IF(LEN([.J63])=0;1;POWER(2;BIN2DEC([.J63])))" office:value-type="float" office:value="2" calcext:value-type="float">
            <text:p>2</text:p>
          </table:table-cell>
          <table:table-cell table:formula="of:=RIGHT([.I63];LEN([.I63])-LEN([.J63]))" office:value-type="string" office:string-value="00" calcext:value-type="string">
            <text:p>00</text:p>
          </table:table-cell>
          <table:table-cell table:formula="of:=IF(LEN([.L63])=0;0;BIN2DEC([.L63])/POWER(2;LEN([.L63])))" office:value-type="float" office:value="0" calcext:value-type="float">
            <text:p>0</text:p>
          </table:table-cell>
          <table:table-cell table:formula="of:=1+[.M63]" office:value-type="float" office:value="1" calcext:value-type="float">
            <text:p>1</text:p>
          </table:table-cell>
          <table:table-cell table:style-name="ce12" table:formula="of:=[.C63]*[.H63]*[.K63]*[.N63]" office:value-type="float" office:value="-0.5" calcext:value-type="float">
            <text:p>-0.5</text:p>
          </table:table-cell>
          <table:table-cell table:formula="of:=1/[.P55]" office:value-type="float" office:value="-0.5" calcext:value-type="float">
            <text:p>-0.5</text:p>
          </table:table-cell>
        </table:table-row>
        <table:table-row table:style-name="ro2">
          <table:table-cell table:formula="of:=[.A63]+1" office:value-type="float" office:value="53" calcext:value-type="float">
            <text:p>53</text:p>
          </table:table-cell>
          <table:table-cell table:formula="of:=DEC2BIN([.A64];[.$A$4])" office:value-type="string" office:string-value="110101" calcext:value-type="string">
            <text:p>1101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0101" calcext:value-type="string">
            <text:p>10101</text:p>
          </table:table-cell>
          <table:table-cell table:formula="of:=RIGHT(DEC2BIN(-BIN2DEC([.D64]);LEN([.D64]));LEN([.D64]))" office:value-type="string" office:string-value="01011" calcext:value-type="string">
            <text:p>01011</text:p>
          </table:table-cell>
          <table:table-cell table:formula="of:=LEFT([.E64];2)" office:value-type="string" office:string-value="01" calcext:value-type="string">
            <text:p>01</text:p>
          </table:table-cell>
          <table:table-cell table:formula="of:=-(LEN([.F64])-1)" office:value-type="float" office:value="-1" calcext:value-type="float">
            <text:p>-1</text:p>
          </table:table-cell>
          <table:table-cell table:formula="of:=POWER([.$D$5];[.G64])" office:value-type="float" office:value="0.25" calcext:value-type="float">
            <text:p>0.25</text:p>
          </table:table-cell>
          <table:table-cell table:formula="of:=RIGHT([.E64];LEN([.E64])-LEN([.F64]))" office:value-type="string" office:string-value="011" calcext:value-type="string">
            <text:p>011</text:p>
          </table:table-cell>
          <table:table-cell table:formula="of:=LEFT([.I64];MIN(LEN([.I64]);[.$C$5]))" office:value-type="string" office:string-value="0" calcext:value-type="string">
            <text:p>0</text:p>
          </table:table-cell>
          <table:table-cell table:formula="of:=IF(LEN([.J64])=0;1;POWER(2;BIN2DEC([.J64])))" office:value-type="float" office:value="1" calcext:value-type="float">
            <text:p>1</text:p>
          </table:table-cell>
          <table:table-cell table:formula="of:=RIGHT([.I64];LEN([.I64])-LEN([.J64]))" office:value-type="string" office:string-value="11" calcext:value-type="string">
            <text:p>11</text:p>
          </table:table-cell>
          <table:table-cell table:formula="of:=IF(LEN([.L64])=0;0;BIN2DEC([.L64])/POWER(2;LEN([.L64])))" office:value-type="float" office:value="0.75" calcext:value-type="float">
            <text:p>0.75</text:p>
          </table:table-cell>
          <table:table-cell table:formula="of:=1+[.M64]" office:value-type="float" office:value="1.75" calcext:value-type="float">
            <text:p>1.75</text:p>
          </table:table-cell>
          <table:table-cell table:style-name="ce12" table:formula="of:=[.C64]*[.H64]*[.K64]*[.N64]" office:value-type="float" office:value="-0.4375" calcext:value-type="float">
            <text:p>-0.4375</text:p>
          </table:table-cell>
          <table:table-cell table:formula="of:=1/[.P54]" office:value-type="float" office:value="-0.4" calcext:value-type="float">
            <text:p>-0.4</text:p>
          </table:table-cell>
        </table:table-row>
        <table:table-row table:style-name="ro2">
          <table:table-cell table:formula="of:=[.A64]+1" office:value-type="float" office:value="54" calcext:value-type="float">
            <text:p>54</text:p>
          </table:table-cell>
          <table:table-cell table:formula="of:=DEC2BIN([.A65];[.$A$4])" office:value-type="string" office:string-value="110110" calcext:value-type="string">
            <text:p>1101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0110" calcext:value-type="string">
            <text:p>10110</text:p>
          </table:table-cell>
          <table:table-cell table:formula="of:=RIGHT(DEC2BIN(-BIN2DEC([.D65]);LEN([.D65]));LEN([.D65]))" office:value-type="string" office:string-value="01010" calcext:value-type="string">
            <text:p>01010</text:p>
          </table:table-cell>
          <table:table-cell table:formula="of:=LEFT([.E65];2)" office:value-type="string" office:string-value="01" calcext:value-type="string">
            <text:p>01</text:p>
          </table:table-cell>
          <table:table-cell table:formula="of:=-(LEN([.F65])-1)" office:value-type="float" office:value="-1" calcext:value-type="float">
            <text:p>-1</text:p>
          </table:table-cell>
          <table:table-cell table:formula="of:=POWER([.$D$5];[.G65])" office:value-type="float" office:value="0.25" calcext:value-type="float">
            <text:p>0.25</text:p>
          </table:table-cell>
          <table:table-cell table:formula="of:=RIGHT([.E65];LEN([.E65])-LEN([.F65]))" office:value-type="string" office:string-value="010" calcext:value-type="string">
            <text:p>010</text:p>
          </table:table-cell>
          <table:table-cell table:formula="of:=LEFT([.I65];MIN(LEN([.I65]);[.$C$5]))" office:value-type="string" office:string-value="0" calcext:value-type="string">
            <text:p>0</text:p>
          </table:table-cell>
          <table:table-cell table:formula="of:=IF(LEN([.J65])=0;1;POWER(2;BIN2DEC([.J65])))" office:value-type="float" office:value="1" calcext:value-type="float">
            <text:p>1</text:p>
          </table:table-cell>
          <table:table-cell table:formula="of:=RIGHT([.I65];LEN([.I65])-LEN([.J65]))" office:value-type="string" office:string-value="10" calcext:value-type="string">
            <text:p>10</text:p>
          </table:table-cell>
          <table:table-cell table:formula="of:=IF(LEN([.L65])=0;0;BIN2DEC([.L65])/POWER(2;LEN([.L65])))" office:value-type="float" office:value="0.5" calcext:value-type="float">
            <text:p>0.5</text:p>
          </table:table-cell>
          <table:table-cell table:formula="of:=1+[.M65]" office:value-type="float" office:value="1.5" calcext:value-type="float">
            <text:p>1.5</text:p>
          </table:table-cell>
          <table:table-cell table:style-name="ce12" table:formula="of:=[.C65]*[.H65]*[.K65]*[.N65]" office:value-type="float" office:value="-0.375" calcext:value-type="float">
            <text:p>-0.375</text:p>
          </table:table-cell>
          <table:table-cell table:formula="of:=1/[.P53]" office:value-type="float" office:value="-0.333333333333333" calcext:value-type="float">
            <text:p>-0.333333333333333</text:p>
          </table:table-cell>
        </table:table-row>
        <table:table-row table:style-name="ro2">
          <table:table-cell table:formula="of:=[.A65]+1" office:value-type="float" office:value="55" calcext:value-type="float">
            <text:p>55</text:p>
          </table:table-cell>
          <table:table-cell table:formula="of:=DEC2BIN([.A66];[.$A$4])" office:value-type="string" office:string-value="110111" calcext:value-type="string">
            <text:p>1101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0111" calcext:value-type="string">
            <text:p>10111</text:p>
          </table:table-cell>
          <table:table-cell table:formula="of:=RIGHT(DEC2BIN(-BIN2DEC([.D66]);LEN([.D66]));LEN([.D66]))" office:value-type="string" office:string-value="01001" calcext:value-type="string">
            <text:p>01001</text:p>
          </table:table-cell>
          <table:table-cell table:formula="of:=LEFT([.E66];2)" office:value-type="string" office:string-value="01" calcext:value-type="string">
            <text:p>01</text:p>
          </table:table-cell>
          <table:table-cell table:formula="of:=-(LEN([.F66])-1)" office:value-type="float" office:value="-1" calcext:value-type="float">
            <text:p>-1</text:p>
          </table:table-cell>
          <table:table-cell table:formula="of:=POWER([.$D$5];[.G66])" office:value-type="float" office:value="0.25" calcext:value-type="float">
            <text:p>0.25</text:p>
          </table:table-cell>
          <table:table-cell table:formula="of:=RIGHT([.E66];LEN([.E66])-LEN([.F66]))" office:value-type="string" office:string-value="001" calcext:value-type="string">
            <text:p>001</text:p>
          </table:table-cell>
          <table:table-cell table:formula="of:=LEFT([.I66];MIN(LEN([.I66]);[.$C$5]))" office:value-type="string" office:string-value="0" calcext:value-type="string">
            <text:p>0</text:p>
          </table:table-cell>
          <table:table-cell table:formula="of:=IF(LEN([.J66])=0;1;POWER(2;BIN2DEC([.J66])))" office:value-type="float" office:value="1" calcext:value-type="float">
            <text:p>1</text:p>
          </table:table-cell>
          <table:table-cell table:formula="of:=RIGHT([.I66];LEN([.I66])-LEN([.J66]))" office:value-type="string" office:string-value="01" calcext:value-type="string">
            <text:p>01</text:p>
          </table:table-cell>
          <table:table-cell table:formula="of:=IF(LEN([.L66])=0;0;BIN2DEC([.L66])/POWER(2;LEN([.L66])))" office:value-type="float" office:value="0.25" calcext:value-type="float">
            <text:p>0.25</text:p>
          </table:table-cell>
          <table:table-cell table:formula="of:=1+[.M66]" office:value-type="float" office:value="1.25" calcext:value-type="float">
            <text:p>1.25</text:p>
          </table:table-cell>
          <table:table-cell table:style-name="ce12" table:formula="of:=[.C66]*[.H66]*[.K66]*[.N66]" office:value-type="float" office:value="-0.3125" calcext:value-type="float">
            <text:p>-0.3125</text:p>
          </table:table-cell>
          <table:table-cell table:formula="of:=1/[.P52]" office:value-type="float" office:value="-0.285714285714286" calcext:value-type="float">
            <text:p>-0.285714285714286</text:p>
          </table:table-cell>
        </table:table-row>
        <table:table-row table:style-name="ro2">
          <table:table-cell table:formula="of:=[.A66]+1" office:value-type="float" office:value="56" calcext:value-type="float">
            <text:p>56</text:p>
          </table:table-cell>
          <table:table-cell table:formula="of:=DEC2BIN([.A67];[.$A$4])" office:value-type="string" office:string-value="111000" calcext:value-type="string">
            <text:p>1110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000" calcext:value-type="string">
            <text:p>11000</text:p>
          </table:table-cell>
          <table:table-cell table:formula="of:=RIGHT(DEC2BIN(-BIN2DEC([.D67]);LEN([.D67]));LEN([.D67]))" office:value-type="string" office:string-value="01000" calcext:value-type="string">
            <text:p>01000</text:p>
          </table:table-cell>
          <table:table-cell table:formula="of:=LEFT([.E67];2)" office:value-type="string" office:string-value="01" calcext:value-type="string">
            <text:p>01</text:p>
          </table:table-cell>
          <table:table-cell table:formula="of:=-(LEN([.F67])-1)" office:value-type="float" office:value="-1" calcext:value-type="float">
            <text:p>-1</text:p>
          </table:table-cell>
          <table:table-cell table:formula="of:=POWER([.$D$5];[.G67])" office:value-type="float" office:value="0.25" calcext:value-type="float">
            <text:p>0.25</text:p>
          </table:table-cell>
          <table:table-cell table:formula="of:=RIGHT([.E67];LEN([.E67])-LEN([.F67]))" office:value-type="string" office:string-value="000" calcext:value-type="string">
            <text:p>000</text:p>
          </table:table-cell>
          <table:table-cell table:formula="of:=LEFT([.I67];MIN(LEN([.I67]);[.$C$5]))" office:value-type="string" office:string-value="0" calcext:value-type="string">
            <text:p>0</text:p>
          </table:table-cell>
          <table:table-cell table:formula="of:=IF(LEN([.J67])=0;1;POWER(2;BIN2DEC([.J67])))" office:value-type="float" office:value="1" calcext:value-type="float">
            <text:p>1</text:p>
          </table:table-cell>
          <table:table-cell table:formula="of:=RIGHT([.I67];LEN([.I67])-LEN([.J67]))" office:value-type="string" office:string-value="00" calcext:value-type="string">
            <text:p>00</text:p>
          </table:table-cell>
          <table:table-cell table:formula="of:=IF(LEN([.L67])=0;0;BIN2DEC([.L67])/POWER(2;LEN([.L67])))" office:value-type="float" office:value="0" calcext:value-type="float">
            <text:p>0</text:p>
          </table:table-cell>
          <table:table-cell table:formula="of:=1+[.M67]" office:value-type="float" office:value="1" calcext:value-type="float">
            <text:p>1</text:p>
          </table:table-cell>
          <table:table-cell table:style-name="ce12" table:formula="of:=[.C67]*[.H67]*[.K67]*[.N67]" office:value-type="float" office:value="-0.25" calcext:value-type="float">
            <text:p>-0.25</text:p>
          </table:table-cell>
          <table:table-cell table:formula="of:=1/[.P51]" office:value-type="float" office:value="-0.25" calcext:value-type="float">
            <text:p>-0.25</text:p>
          </table:table-cell>
        </table:table-row>
        <table:table-row table:style-name="ro2">
          <table:table-cell table:formula="of:=[.A67]+1" office:value-type="float" office:value="57" calcext:value-type="float">
            <text:p>57</text:p>
          </table:table-cell>
          <table:table-cell table:formula="of:=DEC2BIN([.A68];[.$A$4])" office:value-type="string" office:string-value="111001" calcext:value-type="string">
            <text:p>1110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001" calcext:value-type="string">
            <text:p>11001</text:p>
          </table:table-cell>
          <table:table-cell table:formula="of:=RIGHT(DEC2BIN(-BIN2DEC([.D68]);LEN([.D68]));LEN([.D68]))" office:value-type="string" office:string-value="00111" calcext:value-type="string">
            <text:p>00111</text:p>
          </table:table-cell>
          <table:table-cell table:formula="of:=LEFT([.E68];3)" office:value-type="string" office:string-value="001" calcext:value-type="string">
            <text:p>001</text:p>
          </table:table-cell>
          <table:table-cell table:formula="of:=-(LEN([.F68])-1)" office:value-type="float" office:value="-2" calcext:value-type="float">
            <text:p>-2</text:p>
          </table:table-cell>
          <table:table-cell table:formula="of:=POWER([.$D$5];[.G68])" office:value-type="float" office:value="0.0625" calcext:value-type="float">
            <text:p>0.0625</text:p>
          </table:table-cell>
          <table:table-cell table:formula="of:=RIGHT([.E68];LEN([.E68])-LEN([.F68]))" office:value-type="string" office:string-value="11" calcext:value-type="string">
            <text:p>11</text:p>
          </table:table-cell>
          <table:table-cell table:formula="of:=LEFT([.I68];MIN(LEN([.I68]);[.$C$5]))" office:value-type="string" office:string-value="1" calcext:value-type="string">
            <text:p>1</text:p>
          </table:table-cell>
          <table:table-cell table:formula="of:=IF(LEN([.J68])=0;1;POWER(2;BIN2DEC([.J68])))" office:value-type="float" office:value="2" calcext:value-type="float">
            <text:p>2</text:p>
          </table:table-cell>
          <table:table-cell table:formula="of:=RIGHT([.I68];LEN([.I68])-LEN([.J68]))" office:value-type="string" office:string-value="1" calcext:value-type="string">
            <text:p>1</text:p>
          </table:table-cell>
          <table:table-cell table:formula="of:=IF(LEN([.L68])=0;0;BIN2DEC([.L68])/POWER(2;LEN([.L68])))" office:value-type="float" office:value="0.5" calcext:value-type="float">
            <text:p>0.5</text:p>
          </table:table-cell>
          <table:table-cell table:formula="of:=1+[.M68]" office:value-type="float" office:value="1.5" calcext:value-type="float">
            <text:p>1.5</text:p>
          </table:table-cell>
          <table:table-cell table:style-name="ce12" table:formula="of:=[.C68]*[.H68]*[.K68]*[.N68]" office:value-type="float" office:value="-0.1875" calcext:value-type="float">
            <text:p>-0.1875</text:p>
          </table:table-cell>
          <table:table-cell table:formula="of:=1/[.P50]" office:value-type="float" office:value="-0.166666666666667" calcext:value-type="float">
            <text:p>-0.166666666666667</text:p>
          </table:table-cell>
        </table:table-row>
        <table:table-row table:style-name="ro2">
          <table:table-cell table:formula="of:=[.A68]+1" office:value-type="float" office:value="58" calcext:value-type="float">
            <text:p>58</text:p>
          </table:table-cell>
          <table:table-cell table:formula="of:=DEC2BIN([.A69];[.$A$4])" office:value-type="string" office:string-value="111010" calcext:value-type="string">
            <text:p>1110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010" calcext:value-type="string">
            <text:p>11010</text:p>
          </table:table-cell>
          <table:table-cell table:formula="of:=RIGHT(DEC2BIN(-BIN2DEC([.D69]);LEN([.D69]));LEN([.D69]))" office:value-type="string" office:string-value="00110" calcext:value-type="string">
            <text:p>00110</text:p>
          </table:table-cell>
          <table:table-cell table:formula="of:=LEFT([.E69];3)" office:value-type="string" office:string-value="001" calcext:value-type="string">
            <text:p>001</text:p>
          </table:table-cell>
          <table:table-cell table:formula="of:=-(LEN([.F69])-1)" office:value-type="float" office:value="-2" calcext:value-type="float">
            <text:p>-2</text:p>
          </table:table-cell>
          <table:table-cell table:formula="of:=POWER([.$D$5];[.G69])" office:value-type="float" office:value="0.0625" calcext:value-type="float">
            <text:p>0.0625</text:p>
          </table:table-cell>
          <table:table-cell table:formula="of:=RIGHT([.E69];LEN([.E69])-LEN([.F69]))" office:value-type="string" office:string-value="10" calcext:value-type="string">
            <text:p>10</text:p>
          </table:table-cell>
          <table:table-cell table:formula="of:=LEFT([.I69];MIN(LEN([.I69]);[.$C$5]))" office:value-type="string" office:string-value="1" calcext:value-type="string">
            <text:p>1</text:p>
          </table:table-cell>
          <table:table-cell table:formula="of:=IF(LEN([.J69])=0;1;POWER(2;BIN2DEC([.J69])))" office:value-type="float" office:value="2" calcext:value-type="float">
            <text:p>2</text:p>
          </table:table-cell>
          <table:table-cell table:formula="of:=RIGHT([.I69];LEN([.I69])-LEN([.J69]))" office:value-type="string" office:string-value="0" calcext:value-type="string">
            <text:p>0</text:p>
          </table:table-cell>
          <table:table-cell table:formula="of:=IF(LEN([.L69])=0;0;BIN2DEC([.L69])/POWER(2;LEN([.L69])))" office:value-type="float" office:value="0" calcext:value-type="float">
            <text:p>0</text:p>
          </table:table-cell>
          <table:table-cell table:formula="of:=1+[.M69]" office:value-type="float" office:value="1" calcext:value-type="float">
            <text:p>1</text:p>
          </table:table-cell>
          <table:table-cell table:style-name="ce12" table:formula="of:=[.C69]*[.H69]*[.K69]*[.N69]" office:value-type="float" office:value="-0.125" calcext:value-type="float">
            <text:p>-0.125</text:p>
          </table:table-cell>
          <table:table-cell table:formula="of:=1/[.P49]" office:value-type="float" office:value="-0.125" calcext:value-type="float">
            <text:p>-0.125</text:p>
          </table:table-cell>
        </table:table-row>
        <table:table-row table:style-name="ro2">
          <table:table-cell table:formula="of:=[.A69]+1" office:value-type="float" office:value="59" calcext:value-type="float">
            <text:p>59</text:p>
          </table:table-cell>
          <table:table-cell table:formula="of:=DEC2BIN([.A70];[.$A$4])" office:value-type="string" office:string-value="111011" calcext:value-type="string">
            <text:p>1110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011" calcext:value-type="string">
            <text:p>11011</text:p>
          </table:table-cell>
          <table:table-cell table:formula="of:=RIGHT(DEC2BIN(-BIN2DEC([.D70]);LEN([.D70]));LEN([.D70]))" office:value-type="string" office:string-value="00101" calcext:value-type="string">
            <text:p>00101</text:p>
          </table:table-cell>
          <table:table-cell table:formula="of:=LEFT([.E70];3)" office:value-type="string" office:string-value="001" calcext:value-type="string">
            <text:p>001</text:p>
          </table:table-cell>
          <table:table-cell table:formula="of:=-(LEN([.F70])-1)" office:value-type="float" office:value="-2" calcext:value-type="float">
            <text:p>-2</text:p>
          </table:table-cell>
          <table:table-cell table:formula="of:=POWER([.$D$5];[.G70])" office:value-type="float" office:value="0.0625" calcext:value-type="float">
            <text:p>0.0625</text:p>
          </table:table-cell>
          <table:table-cell table:formula="of:=RIGHT([.E70];LEN([.E70])-LEN([.F70]))" office:value-type="string" office:string-value="01" calcext:value-type="string">
            <text:p>01</text:p>
          </table:table-cell>
          <table:table-cell table:formula="of:=LEFT([.I70];MIN(LEN([.I70]);[.$C$5]))" office:value-type="string" office:string-value="0" calcext:value-type="string">
            <text:p>0</text:p>
          </table:table-cell>
          <table:table-cell table:formula="of:=IF(LEN([.J70])=0;1;POWER(2;BIN2DEC([.J70])))" office:value-type="float" office:value="1" calcext:value-type="float">
            <text:p>1</text:p>
          </table:table-cell>
          <table:table-cell table:formula="of:=RIGHT([.I70];LEN([.I70])-LEN([.J70]))" office:value-type="string" office:string-value="1" calcext:value-type="string">
            <text:p>1</text:p>
          </table:table-cell>
          <table:table-cell table:formula="of:=IF(LEN([.L70])=0;0;BIN2DEC([.L70])/POWER(2;LEN([.L70])))" office:value-type="float" office:value="0.5" calcext:value-type="float">
            <text:p>0.5</text:p>
          </table:table-cell>
          <table:table-cell table:formula="of:=1+[.M70]" office:value-type="float" office:value="1.5" calcext:value-type="float">
            <text:p>1.5</text:p>
          </table:table-cell>
          <table:table-cell table:style-name="ce12" table:formula="of:=[.C70]*[.H70]*[.K70]*[.N70]" office:value-type="float" office:value="-0.09375" calcext:value-type="float">
            <text:p>-0.09375</text:p>
          </table:table-cell>
          <table:table-cell table:formula="of:=1/[.P48]" office:value-type="float" office:value="-0.0833333333333333" calcext:value-type="float">
            <text:p>-0.083333333333333</text:p>
          </table:table-cell>
        </table:table-row>
        <table:table-row table:style-name="ro2">
          <table:table-cell table:formula="of:=[.A70]+1" office:value-type="float" office:value="60" calcext:value-type="float">
            <text:p>60</text:p>
          </table:table-cell>
          <table:table-cell table:formula="of:=DEC2BIN([.A71];[.$A$4])" office:value-type="string" office:string-value="111100" calcext:value-type="string">
            <text:p>111100</text:p>
          </table:table-cell>
          <table:table-cell table:formula="of:=IF(EXACT(LEFT([.B71];1);&quot;0&quot;);1;-1)" office:value-type="float" office:value="-1" calcext:value-type="float">
            <text:p>-1</text:p>
          </table:table-cell>
          <table:table-cell table:formula="of:=RIGHT([.B71];[.$A$4]-1)" office:value-type="string" office:string-value="11100" calcext:value-type="string">
            <text:p>11100</text:p>
          </table:table-cell>
          <table:table-cell table:formula="of:=RIGHT(DEC2BIN(-BIN2DEC([.D71]);LEN([.D71]));LEN([.D71]))" office:value-type="string" office:string-value="00100" calcext:value-type="string">
            <text:p>00100</text:p>
          </table:table-cell>
          <table:table-cell table:formula="of:=LEFT([.E71];3)" office:value-type="string" office:string-value="001" calcext:value-type="string">
            <text:p>001</text:p>
          </table:table-cell>
          <table:table-cell table:formula="of:=-(LEN([.F71])-1)" office:value-type="float" office:value="-2" calcext:value-type="float">
            <text:p>-2</text:p>
          </table:table-cell>
          <table:table-cell table:formula="of:=POWER([.$D$5];[.G71])" office:value-type="float" office:value="0.0625" calcext:value-type="float">
            <text:p>0.0625</text:p>
          </table:table-cell>
          <table:table-cell table:formula="of:=RIGHT([.E71];LEN([.E71])-LEN([.F71]))" office:value-type="string" office:string-value="00" calcext:value-type="string">
            <text:p>00</text:p>
          </table:table-cell>
          <table:table-cell table:formula="of:=LEFT([.I71];MIN(LEN([.I71]);[.$C$5]))" office:value-type="string" office:string-value="0" calcext:value-type="string">
            <text:p>0</text:p>
          </table:table-cell>
          <table:table-cell table:formula="of:=IF(LEN([.J71])=0;1;POWER(2;BIN2DEC([.J71])))" office:value-type="float" office:value="1" calcext:value-type="float">
            <text:p>1</text:p>
          </table:table-cell>
          <table:table-cell table:formula="of:=RIGHT([.I71];LEN([.I71])-LEN([.J71]))" office:value-type="string" office:string-value="0" calcext:value-type="string">
            <text:p>0</text:p>
          </table:table-cell>
          <table:table-cell table:formula="of:=IF(LEN([.L71])=0;0;BIN2DEC([.L71])/POWER(2;LEN([.L71])))" office:value-type="float" office:value="0" calcext:value-type="float">
            <text:p>0</text:p>
          </table:table-cell>
          <table:table-cell table:formula="of:=1+[.M71]" office:value-type="float" office:value="1" calcext:value-type="float">
            <text:p>1</text:p>
          </table:table-cell>
          <table:table-cell table:style-name="ce12" table:formula="of:=[.C71]*[.H71]*[.K71]*[.N71]" office:value-type="float" office:value="-0.0625" calcext:value-type="float">
            <text:p>-0.0625</text:p>
          </table:table-cell>
          <table:table-cell table:formula="of:=1/[.P47]" office:value-type="float" office:value="-0.0625" calcext:value-type="float">
            <text:p>-0.0625</text:p>
          </table:table-cell>
        </table:table-row>
        <table:table-row table:style-name="ro2">
          <table:table-cell table:formula="of:=[.A71]+1" office:value-type="float" office:value="61" calcext:value-type="float">
            <text:p>61</text:p>
          </table:table-cell>
          <table:table-cell table:formula="of:=DEC2BIN([.A72];[.$A$4])" office:value-type="string" office:string-value="111101" calcext:value-type="string">
            <text:p>111101</text:p>
          </table:table-cell>
          <table:table-cell table:formula="of:=IF(EXACT(LEFT([.B72];1);&quot;0&quot;);1;-1)" office:value-type="float" office:value="-1" calcext:value-type="float">
            <text:p>-1</text:p>
          </table:table-cell>
          <table:table-cell table:formula="of:=RIGHT([.B72];[.$A$4]-1)" office:value-type="string" office:string-value="11101" calcext:value-type="string">
            <text:p>11101</text:p>
          </table:table-cell>
          <table:table-cell table:formula="of:=RIGHT(DEC2BIN(-BIN2DEC([.D72]);LEN([.D72]));LEN([.D72]))" office:value-type="string" office:string-value="00011" calcext:value-type="string">
            <text:p>00011</text:p>
          </table:table-cell>
          <table:table-cell table:formula="of:=LEFT([.E72];4)" office:value-type="string" office:string-value="0001" calcext:value-type="string">
            <text:p>0001</text:p>
          </table:table-cell>
          <table:table-cell table:formula="of:=-(LEN([.F72])-1)" office:value-type="float" office:value="-3" calcext:value-type="float">
            <text:p>-3</text:p>
          </table:table-cell>
          <table:table-cell table:formula="of:=POWER([.$D$5];[.G72])" office:value-type="float" office:value="0.015625" calcext:value-type="float">
            <text:p>0.015625</text:p>
          </table:table-cell>
          <table:table-cell table:formula="of:=RIGHT([.E72];LEN([.E72])-LEN([.F72]))" office:value-type="string" office:string-value="1" calcext:value-type="string">
            <text:p>1</text:p>
          </table:table-cell>
          <table:table-cell table:formula="of:=LEFT([.I72];MIN(LEN([.I72]);[.$C$5]))" office:value-type="string" office:string-value="1" calcext:value-type="string">
            <text:p>1</text:p>
          </table:table-cell>
          <table:table-cell table:formula="of:=IF(LEN([.J72])=0;1;POWER(2;BIN2DEC([.J72])))" office:value-type="float" office:value="2" calcext:value-type="float">
            <text:p>2</text:p>
          </table:table-cell>
          <table:table-cell table:formula="of:=RIGHT([.I72];LEN([.I72])-LEN([.J72]))">
            <text:p/>
          </table:table-cell>
          <table:table-cell table:formula="of:=IF(LEN([.L72])=0;0;BIN2DEC([.L72])/POWER(2;LEN([.L72])))" office:value-type="float" office:value="0" calcext:value-type="float">
            <text:p>0</text:p>
          </table:table-cell>
          <table:table-cell table:formula="of:=1+[.M72]" office:value-type="float" office:value="1" calcext:value-type="float">
            <text:p>1</text:p>
          </table:table-cell>
          <table:table-cell table:style-name="ce12" table:formula="of:=[.C72]*[.H72]*[.K72]*[.N72]" office:value-type="float" office:value="-0.03125" calcext:value-type="float">
            <text:p>-0.03125</text:p>
          </table:table-cell>
          <table:table-cell table:formula="of:=1/[.P46]" office:value-type="float" office:value="-0.03125" calcext:value-type="float">
            <text:p>-0.03125</text:p>
          </table:table-cell>
        </table:table-row>
        <table:table-row table:style-name="ro2">
          <table:table-cell table:formula="of:=[.A72]+1" office:value-type="float" office:value="62" calcext:value-type="float">
            <text:p>62</text:p>
          </table:table-cell>
          <table:table-cell table:formula="of:=DEC2BIN([.A73];[.$A$4])" office:value-type="string" office:string-value="111110" calcext:value-type="string">
            <text:p>111110</text:p>
          </table:table-cell>
          <table:table-cell table:formula="of:=IF(EXACT(LEFT([.B73];1);&quot;0&quot;);1;-1)" office:value-type="float" office:value="-1" calcext:value-type="float">
            <text:p>-1</text:p>
          </table:table-cell>
          <table:table-cell table:formula="of:=RIGHT([.B73];[.$A$4]-1)" office:value-type="string" office:string-value="11110" calcext:value-type="string">
            <text:p>11110</text:p>
          </table:table-cell>
          <table:table-cell table:formula="of:=RIGHT(DEC2BIN(-BIN2DEC([.D73]);LEN([.D73]));LEN([.D73]))" office:value-type="string" office:string-value="00010" calcext:value-type="string">
            <text:p>00010</text:p>
          </table:table-cell>
          <table:table-cell table:formula="of:=LEFT([.E73];4)" office:value-type="string" office:string-value="0001" calcext:value-type="string">
            <text:p>0001</text:p>
          </table:table-cell>
          <table:table-cell table:formula="of:=-(LEN([.F73])-1)" office:value-type="float" office:value="-3" calcext:value-type="float">
            <text:p>-3</text:p>
          </table:table-cell>
          <table:table-cell table:formula="of:=POWER([.$D$5];[.G73])" office:value-type="float" office:value="0.015625" calcext:value-type="float">
            <text:p>0.015625</text:p>
          </table:table-cell>
          <table:table-cell table:formula="of:=RIGHT([.E73];LEN([.E73])-LEN([.F73]))" office:value-type="string" office:string-value="0" calcext:value-type="string">
            <text:p>0</text:p>
          </table:table-cell>
          <table:table-cell table:formula="of:=LEFT([.I73];MIN(LEN([.I73]);[.$C$5]))" office:value-type="string" office:string-value="0" calcext:value-type="string">
            <text:p>0</text:p>
          </table:table-cell>
          <table:table-cell table:formula="of:=IF(LEN([.J73])=0;1;POWER(2;BIN2DEC([.J73])))" office:value-type="float" office:value="1" calcext:value-type="float">
            <text:p>1</text:p>
          </table:table-cell>
          <table:table-cell table:formula="of:=RIGHT([.I73];LEN([.I73])-LEN([.J73]))">
            <text:p/>
          </table:table-cell>
          <table:table-cell table:formula="of:=IF(LEN([.L73])=0;0;BIN2DEC([.L73])/POWER(2;LEN([.L73])))" office:value-type="float" office:value="0" calcext:value-type="float">
            <text:p>0</text:p>
          </table:table-cell>
          <table:table-cell table:formula="of:=1+[.M73]" office:value-type="float" office:value="1" calcext:value-type="float">
            <text:p>1</text:p>
          </table:table-cell>
          <table:table-cell table:style-name="ce12" table:formula="of:=[.C73]*[.H73]*[.K73]*[.N73]" office:value-type="float" office:value="-0.015625" calcext:value-type="float">
            <text:p>-0.015625</text:p>
          </table:table-cell>
          <table:table-cell table:formula="of:=1/[.P45]" office:value-type="float" office:value="-0.015625" calcext:value-type="float">
            <text:p>-0.015625</text:p>
          </table:table-cell>
        </table:table-row>
        <table:table-row table:style-name="ro2">
          <table:table-cell table:formula="of:=[.A73]+1" office:value-type="float" office:value="63" calcext:value-type="float">
            <text:p>63</text:p>
          </table:table-cell>
          <table:table-cell table:formula="of:=DEC2BIN([.A74];[.$A$4])" office:value-type="string" office:string-value="111111" calcext:value-type="string">
            <text:p>111111</text:p>
          </table:table-cell>
          <table:table-cell table:formula="of:=IF(EXACT(LEFT([.B74];1);&quot;0&quot;);1;-1)" office:value-type="float" office:value="-1" calcext:value-type="float">
            <text:p>-1</text:p>
          </table:table-cell>
          <table:table-cell table:formula="of:=RIGHT([.B74];[.$A$4]-1)" office:value-type="string" office:string-value="11111" calcext:value-type="string">
            <text:p>11111</text:p>
          </table:table-cell>
          <table:table-cell table:formula="of:=RIGHT(DEC2BIN(-BIN2DEC([.D74]);LEN([.D74]));LEN([.D74]))" office:value-type="string" office:string-value="00001" calcext:value-type="string">
            <text:p>00001</text:p>
          </table:table-cell>
          <table:table-cell table:formula="of:=LEFT([.E74];5)" office:value-type="string" office:string-value="00001" calcext:value-type="string">
            <text:p>00001</text:p>
          </table:table-cell>
          <table:table-cell office:value-type="float" office:value="-5" calcext:value-type="float">
            <text:p>-5</text:p>
          </table:table-cell>
          <table:table-cell table:formula="of:=POWER([.$D$5];[.G74])" office:value-type="float" office:value="0.0009765625" calcext:value-type="float">
            <text:p>0.0009765625</text:p>
          </table:table-cell>
          <table:table-cell table:formula="of:=RIGHT([.E74];LEN([.E74])-LEN([.F74]))">
            <text:p/>
          </table:table-cell>
          <table:table-cell table:formula="of:=LEFT([.I74];MIN(LEN([.I74]);[.$C$5]))">
            <text:p/>
          </table:table-cell>
          <table:table-cell table:formula="of:=IF(LEN([.J74])=0;1;POWER(2;BIN2DEC([.J74])))" office:value-type="float" office:value="1" calcext:value-type="float">
            <text:p>1</text:p>
          </table:table-cell>
          <table:table-cell table:formula="of:=RIGHT([.I74];LEN([.I74])-LEN([.J74]))">
            <text:p/>
          </table:table-cell>
          <table:table-cell table:formula="of:=IF(LEN([.L74])=0;0;BIN2DEC([.L74])/POWER(2;LEN([.L74])))" office:value-type="float" office:value="0" calcext:value-type="float">
            <text:p>0</text:p>
          </table:table-cell>
          <table:table-cell table:formula="of:=1+[.M74]" office:value-type="float" office:value="1" calcext:value-type="float">
            <text:p>1</text:p>
          </table:table-cell>
          <table:table-cell table:style-name="ce12" table:formula="of:=[.C74]*[.H74]*[.K74]*[.N74]" office:value-type="float" office:value="-0.0009765625" calcext:value-type="float">
            <text:p>-0.0009765625</text:p>
          </table:table-cell>
          <table:table-cell table:formula="of:=1/[.P44]" office:value-type="float" office:value="-0.00390625" calcext:value-type="float">
            <text:p>-0.00390625</text:p>
          </table:table-cell>
        </table:table-row>
        <calcext:conditional-formats>
          <calcext:conditional-format calcext:target-range-address="P6E1.O12:P6E1.O42">
            <calcext:condition calcext:apply-style-name="Bad" calcext:value="!=[$P6E1.$P12]" calcext:base-cell-address="P6E1.O12"/>
            <calcext:condition calcext:apply-style-name="Accent" calcext:value="=0" calcext:base-cell-address="P6E1.O12"/>
          </calcext:conditional-format>
          <calcext:conditional-format calcext:target-range-address="P6E1.O44:P6E1.O74">
            <calcext:condition calcext:apply-style-name="Bad" calcext:value="!=[$P6E1.$P44]" calcext:base-cell-address="P6E1.O44"/>
          </calcext:conditional-format>
        </calcext:conditional-formats>
      </table:table>
      <table:table table:name="twosComp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5:11: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1T15:19:02.020000000</dc:date>
    <meta:editing-duration>PT2H27M13S</meta:editing-duration>
    <meta:editing-cycles>28</meta:editing-cycles>
    <meta:generator>LibreOffice/5.4.3.2$Windows_X86_64 LibreOffice_project/92a7159f7e4af62137622921e809f8546db437e5</meta:generator>
    <meta:document-statistic meta:table-count="2" meta:cell-count="1142" meta:object-count="0"/>
  </office:meta>
</office:document-meta>
</file>